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1200000012628A12A2F2A67334.gif" manifest:media-type="image/gif"/>
  <manifest:file-entry manifest:full-path="Object 2/Pictures/100002000000001200000012BCD3BA501F5E9F62.gif" manifest:media-type="image/gif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00000001200000012628A12A2F2A67334.gif" manifest:media-type="image/gif"/>
  <manifest:file-entry manifest:full-path="Object 1/Pictures/100002000000001200000012BCD3BA501F5E9F62.gif" manifest:media-type="image/gif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8in" svg:height="3.5453in" svg:x="5.9335in" svg:y="0.0945in">
            <draw:object draw:notify-on-update-of-ranges="Sheet1.C3:Sheet1.C10 Sheet1.C1:Sheet1.C1 Sheet1.D3:Sheet1.D10 Sheet1.C15:Sheet1.C22 Sheet1.C13:Sheet1.C13 Sheet1.D15:Sheet1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1516in" svg:y="3.965in">
            <draw:object draw:notify-on-update-of-ranges="Sheet1.C3:Sheet1.C10 Sheet1.C1:Sheet1.C1 Sheet1.E3:Sheet1.E10 Sheet1.C15:Sheet1.C22 Sheet1.C13:Sheet1.C13 Sheet1.E15:Sheet1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9.atsp Reps: 10 Nodes: <text:s/>9</text:p>
          </table:table-cell>
          <table:table-cell/>
          <table:table-cell table:style-name="ce1" office:value-type="string" calcext:value-type="string" table:number-columns-spanned="3" table:number-rows-spanned="1">
            <text:p>A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135743" calcext:value-type="float">
            <text:p>135743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125089" calcext:value-type="float">
            <text:p>12508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9" table:formula="of:=[.B11]" office:value-type="float" office:value="0.1244591" calcext:value-type="float">
            <text:p>0.1244591</text:p>
          </table:table-cell>
          <table:table-cell table:style-name="ce14" table:formula="of:=[.C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32" calcext:value-type="float">
            <text:p>12613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2]" office:value-type="float" office:value="0.325007" calcext:value-type="float">
            <text:p>0.325007</text:p>
          </table:table-cell>
          <table:table-cell table:style-name="ce14" table:formula="of:=[.C27]" office:value-type="float" office:value="0.25641" calcext:value-type="float">
            <text:p>0.25641</text:p>
          </table:table-cell>
        </table:table-row>
        <table:table-row table:style-name="ro1">
          <table:table-cell office:value-type="float" office:value="119714" calcext:value-type="float">
            <text:p>11971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3]" office:value-type="float" office:value="1.2121416" calcext:value-type="float">
            <text:p>1.2121416</text:p>
          </table:table-cell>
          <table:table-cell table:style-name="ce14" table:formula="of:=[.C28]" office:value-type="float" office:value="18.4603" calcext:value-type="float">
            <text:p>18.4603</text:p>
          </table:table-cell>
        </table:table-row>
        <table:table-row table:style-name="ro1">
          <table:table-cell office:value-type="float" office:value="125775" calcext:value-type="float">
            <text:p>125775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4]" office:value-type="float" office:value="1.5998447" calcext:value-type="float">
            <text:p>1.5998447</text:p>
          </table:table-cell>
          <table:table-cell table:style-name="ce14" table:formula="of:=[.C29]" office:value-type="float" office:value="15.3333" calcext:value-type="float">
            <text:p>15.3333</text:p>
          </table:table-cell>
        </table:table-row>
        <table:table-row table:style-name="ro1">
          <table:table-cell office:value-type="float" office:value="121868" calcext:value-type="float">
            <text:p>121868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formula="of:=[.B55]" office:value-type="float" office:value="2.5538287" calcext:value-type="float">
            <text:p>2.5538287</text:p>
          </table:table-cell>
          <table:table-cell table:style-name="ce14" table:formula="of:=[.C30]" office:value-type="float" office:value="0.492883" calcext:value-type="float">
            <text:p>0.492883</text:p>
          </table:table-cell>
        </table:table-row>
        <table:table-row table:style-name="ro1">
          <table:table-cell office:value-type="float" office:value="126245" calcext:value-type="float">
            <text:p>126245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formula="of:=[.B66]" office:value-type="float" office:value="3.6419977" calcext:value-type="float">
            <text:p>3.6419977</text:p>
          </table:table-cell>
          <table:table-cell table:style-name="ce14" table:formula="of:=[.C31]" office:value-type="float" office:value="18.6662" calcext:value-type="float">
            <text:p>18.6662</text:p>
          </table:table-cell>
        </table:table-row>
        <table:table-row table:style-name="ro1">
          <table:table-cell office:value-type="float" office:value="124034" calcext:value-type="float">
            <text:p>124034</text:p>
          </table:table-cell>
          <table:table-cell/>
          <table:table-cell table:style-name="ce4" office:value-type="float" office:value="65" calcext:value-type="float">
            <text:p>65</text:p>
          </table:table-cell>
          <table:table-cell table:formula="of:=[.B77]" office:value-type="float" office:value="5.1254418" calcext:value-type="float">
            <text:p>5.1254418</text:p>
          </table:table-cell>
          <table:table-cell table:style-name="ce14" table:formula="of:=[.C32]" office:value-type="float" office:value="22.2784" calcext:value-type="float">
            <text:p>22.2784</text:p>
          </table:table-cell>
        </table:table-row>
        <table:table-row table:style-name="ro1">
          <table:table-cell office:value-type="float" office:value="126420" calcext:value-type="float">
            <text:p>126420</text:p>
          </table:table-cell>
          <table:table-cell office:value-type="string" calcext:value-type="string">
            <text:p>sr</text:p>
          </table:table-cell>
          <table:table-cell table:style-name="ce5" office:value-type="float" office:value="71" calcext:value-type="float">
            <text:p>71</text:p>
          </table:table-cell>
          <table:table-cell table:style-name="ce10" table:formula="of:=[.B88]" office:value-type="float" office:value="6.1767032" calcext:value-type="float">
            <text:p>6.1767032</text:p>
          </table:table-cell>
          <table:table-cell table:style-name="ce14" table:formula="of:=[.C33]" office:value-type="float" office:value="27.0513" calcext:value-type="float">
            <text:p>27.0513</text:p>
          </table:table-cell>
        </table:table-row>
        <table:table-row table:style-name="ro1">
          <table:table-cell office:value-type="float" office:value="113571" calcext:value-type="float">
            <text:p>113571</text:p>
          </table:table-cell>
          <table:table-cell table:formula="of:=AVERAGE([.A2:.A11])/10^6" office:value-type="float" office:value="0.1244591" calcext:value-type="float">
            <text:p>0.1244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17.atsp Reps: 10 Nodes: <text:s/>17</text:p>
          </table:table-cell>
          <table:table-cell table:number-columns-repeated="4"/>
        </table:table-row>
        <table:table-row table:style-name="ro1">
          <table:table-cell office:value-type="float" office:value="317894" calcext:value-type="float">
            <text:p>317894</text:p>
          </table:table-cell>
          <table:table-cell/>
          <table:table-cell table:style-name="ce6" office:value-type="string" calcext:value-type="string" table:number-columns-spanned="3" table:number-rows-spanned="1">
            <text:p>TSP</text:p>
          </table:table-cell>
          <table:covered-table-cell table:style-name="ce7"/>
          <table:covered-table-cell table:style-name="ce12"/>
        </table:table-row>
        <table:table-row table:style-name="ro1">
          <table:table-cell office:value-type="float" office:value="326381" calcext:value-type="float">
            <text:p>326381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czas</text:p>
          </table:table-cell>
          <table:table-cell table:style-name="ce13" office:value-type="string" calcext:value-type="string">
            <text:p>blad</text:p>
          </table:table-cell>
        </table:table-row>
        <table:table-row table:style-name="ro1">
          <table:table-cell office:value-type="float" office:value="326428" calcext:value-type="float">
            <text:p>326428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9" table:formula="of:=[.B99]" office:value-type="float" office:value="0.3256718" calcext:value-type="float">
            <text:p>0.3256718</text:p>
          </table:table-cell>
          <table:table-cell table:style-name="ce14" table:formula="of:=[.C34]" office:value-type="float" office:value="1.70264" calcext:value-type="float">
            <text:p>1.70264</text:p>
          </table:table-cell>
        </table:table-row>
        <table:table-row table:style-name="ro1">
          <table:table-cell office:value-type="float" office:value="306447" calcext:value-type="float">
            <text:p>306447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formula="of:=[.B110]" office:value-type="float" office:value="0.4997031" calcext:value-type="float">
            <text:p>0.4997031</text:p>
          </table:table-cell>
          <table:table-cell table:style-name="ce14" table:formula="of:=[.C35]" office:value-type="float" office:value="5.6003" calcext:value-type="float">
            <text:p>5.6003</text:p>
          </table:table-cell>
        </table:table-row>
        <table:table-row table:style-name="ro1">
          <table:table-cell office:value-type="float" office:value="333614" calcext:value-type="float">
            <text:p>333614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formula="of:=[.B121]" office:value-type="float" office:value="0.9093862" calcext:value-type="float">
            <text:p>0.9093862</text:p>
          </table:table-cell>
          <table:table-cell table:style-name="ce14" table:formula="of:=[.C36]" office:value-type="float" office:value="9.75776" calcext:value-type="float">
            <text:p>9.75776</text:p>
          </table:table-cell>
        </table:table-row>
        <table:table-row table:style-name="ro1">
          <table:table-cell office:value-type="float" office:value="344839" calcext:value-type="float">
            <text:p>344839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formula="of:=[.B132]" office:value-type="float" office:value="2.3339871" calcext:value-type="float">
            <text:p>2.3339871</text:p>
          </table:table-cell>
          <table:table-cell table:style-name="ce14" table:formula="of:=[.C37]" office:value-type="float" office:value="11.8741" calcext:value-type="float">
            <text:p>11.8741</text:p>
          </table:table-cell>
        </table:table-row>
        <table:table-row table:style-name="ro1">
          <table:table-cell office:value-type="float" office:value="304953" calcext:value-type="float">
            <text:p>304953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formula="of:=[.B143]" office:value-type="float" office:value="3.9818552" calcext:value-type="float">
            <text:p>3.9818552</text:p>
          </table:table-cell>
          <table:table-cell table:style-name="ce14" table:formula="of:=[.C38]" office:value-type="float" office:value="8.48184" calcext:value-type="float">
            <text:p>8.48184</text:p>
          </table:table-cell>
        </table:table-row>
        <table:table-row table:style-name="ro1">
          <table:table-cell office:value-type="float" office:value="325516" calcext:value-type="float">
            <text:p>325516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154]" office:value-type="float" office:value="5.0252556" calcext:value-type="float">
            <text:p>5.0252556</text:p>
          </table:table-cell>
          <table:table-cell table:style-name="ce14" table:formula="of:=[.C39]" office:value-type="float" office:value="9.57393" calcext:value-type="float">
            <text:p>9.57393</text:p>
          </table:table-cell>
        </table:table-row>
        <table:table-row table:style-name="ro1">
          <table:table-cell office:value-type="float" office:value="325076" calcext:value-type="float">
            <text:p>325076</text:p>
          </table:table-cell>
          <table:table-cell office:value-type="string" calcext:value-type="string">
            <text:p>sr</text:p>
          </table:table-cell>
          <table:table-cell office:value-type="float" office:value="70" calcext:value-type="float">
            <text:p>70</text:p>
          </table:table-cell>
          <table:table-cell table:formula="of:=[.B165]" office:value-type="float" office:value="6.2004973" calcext:value-type="float">
            <text:p>6.2004973</text:p>
          </table:table-cell>
          <table:table-cell table:style-name="ce14" table:formula="of:=[.C40]" office:value-type="float" office:value="14.7111" calcext:value-type="float">
            <text:p>14.7111</text:p>
          </table:table-cell>
        </table:table-row>
        <table:table-row table:style-name="ro1">
          <table:table-cell office:value-type="float" office:value="338922" calcext:value-type="float">
            <text:p>338922</text:p>
          </table:table-cell>
          <table:table-cell table:formula="of:=AVERAGE([.A13:.A22])/10^6" office:value-type="float" office:value="0.325007" calcext:value-type="float">
            <text:p>0.325007</text:p>
          </table:table-cell>
          <table:table-cell table:style-name="ce5" office:value-type="float" office:value="76" calcext:value-type="float">
            <text:p>76</text:p>
          </table:table-cell>
          <table:table-cell table:style-name="ce10" table:formula="of:=[.B176]" office:value-type="float" office:value="7.0392152" calcext:value-type="float">
            <text:p>7.0392152</text:p>
          </table:table-cell>
          <table:table-cell table:style-name="ce14" table:formula="of:=[.C41]" office:value-type="float" office:value="13.6617" calcext:value-type="float">
            <text:p>13.6617</text:p>
          </table:table-cell>
        </table:table-row>
        <table:table-row table:style-name="ro1">
          <table:table-cell office:value-type="string" calcext:value-type="string">
            <text:p>ftv33.atsp Reps: 10 Nodes: <text:s/>34</text:p>
          </table:table-cell>
          <table:table-cell table:number-columns-repeated="4"/>
        </table:table-row>
        <table:table-row table:style-name="ro1">
          <table:table-cell office:value-type="float" office:value="1308372" calcext:value-type="float">
            <text:p>1308372</text:p>
          </table:table-cell>
          <table:table-cell table:number-columns-repeated="4"/>
        </table:table-row>
        <table:table-row table:style-name="ro1">
          <table:table-cell office:value-type="float" office:value="1075522" calcext:value-type="float">
            <text:p>1075522</text:p>
          </table:table-cell>
          <table:table-cell/>
          <table:table-cell office:value-type="string" calcext:value-type="string">
            <text:p>SREDNIE BLEDY w % DLA KOLEJNO WSZYSTKICH INSTACJI Z conf.ini</text:p>
          </table:table-cell>
          <table:table-cell table:number-columns-repeated="2"/>
        </table:table-row>
        <table:table-row table:style-name="ro1">
          <table:table-cell office:value-type="float" office:value="1139208" calcext:value-type="float">
            <text:p>1139208</text:p>
          </table:table-cell>
          <table:table-cell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atsp</text:p>
          </table:table-cell>
          <table:table-cell/>
        </table:table-row>
        <table:table-row table:style-name="ro1">
          <table:table-cell office:value-type="float" office:value="1349669" calcext:value-type="float">
            <text:p>1349669</text:p>
          </table:table-cell>
          <table:table-cell/>
          <table:table-cell office:value-type="float" office:value="0.25641" calcext:value-type="float">
            <text:p>0.25641</text:p>
          </table:table-cell>
          <table:table-cell table:number-columns-repeated="2"/>
        </table:table-row>
        <table:table-row table:style-name="ro1">
          <table:table-cell office:value-type="float" office:value="1270275" calcext:value-type="float">
            <text:p>1270275</text:p>
          </table:table-cell>
          <table:table-cell/>
          <table:table-cell office:value-type="float" office:value="18.4603" calcext:value-type="float">
            <text:p>18.4603</text:p>
          </table:table-cell>
          <table:table-cell table:number-columns-repeated="2"/>
        </table:table-row>
        <table:table-row table:style-name="ro1">
          <table:table-cell office:value-type="float" office:value="1165327" calcext:value-type="float">
            <text:p>1165327</text:p>
          </table:table-cell>
          <table:table-cell/>
          <table:table-cell office:value-type="float" office:value="15.3333" calcext:value-type="float">
            <text:p>15.3333</text:p>
          </table:table-cell>
          <table:table-cell table:number-columns-repeated="2"/>
        </table:table-row>
        <table:table-row table:style-name="ro1">
          <table:table-cell office:value-type="float" office:value="1262534" calcext:value-type="float">
            <text:p>1262534</text:p>
          </table:table-cell>
          <table:table-cell/>
          <table:table-cell office:value-type="float" office:value="0.492883" calcext:value-type="float">
            <text:p>0.492883</text:p>
          </table:table-cell>
          <table:table-cell table:number-columns-repeated="2"/>
        </table:table-row>
        <table:table-row table:style-name="ro1">
          <table:table-cell office:value-type="float" office:value="1320858" calcext:value-type="float">
            <text:p>1320858</text:p>
          </table:table-cell>
          <table:table-cell/>
          <table:table-cell office:value-type="float" office:value="18.6662" calcext:value-type="float">
            <text:p>18.6662</text:p>
          </table:table-cell>
          <table:table-cell table:number-columns-repeated="2"/>
        </table:table-row>
        <table:table-row table:style-name="ro1">
          <table:table-cell office:value-type="float" office:value="1112746" calcext:value-type="float">
            <text:p>1112746</text:p>
          </table:table-cell>
          <table:table-cell office:value-type="string" calcext:value-type="string">
            <text:p>sr</text:p>
          </table:table-cell>
          <table:table-cell office:value-type="float" office:value="22.2784" calcext:value-type="float">
            <text:p>22.2784</text:p>
          </table:table-cell>
          <table:table-cell table:number-columns-repeated="2"/>
        </table:table-row>
        <table:table-row table:style-name="ro1">
          <table:table-cell office:value-type="float" office:value="1116905" calcext:value-type="float">
            <text:p>1116905</text:p>
          </table:table-cell>
          <table:table-cell table:formula="of:=AVERAGE([.A24:.A33])/10^6" office:value-type="float" office:value="1.2121416" calcext:value-type="float">
            <text:p>1.2121416</text:p>
          </table:table-cell>
          <table:table-cell office:value-type="float" office:value="27.0513" calcext:value-type="float">
            <text:p>27.05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v38.atsp Reps: 10 Nodes: <text:s/>39</text:p>
          </table:table-cell>
          <table:table-cell/>
          <table:table-cell office:value-type="float" office:value="1.70264" calcext:value-type="float">
            <text:p>1.70264</text:p>
          </table:table-cell>
          <table:table-cell table:style-name="ce11" office:value-type="string" calcext:value-type="string">
            <text:p>tsp</text:p>
          </table:table-cell>
          <table:table-cell/>
        </table:table-row>
        <table:table-row table:style-name="ro1">
          <table:table-cell office:value-type="float" office:value="1503268" calcext:value-type="float">
            <text:p>1503268</text:p>
          </table:table-cell>
          <table:table-cell/>
          <table:table-cell office:value-type="float" office:value="5.6003" calcext:value-type="float">
            <text:p>5.6003</text:p>
          </table:table-cell>
          <table:table-cell table:number-columns-repeated="2"/>
        </table:table-row>
        <table:table-row table:style-name="ro1">
          <table:table-cell office:value-type="float" office:value="1790491" calcext:value-type="float">
            <text:p>1790491</text:p>
          </table:table-cell>
          <table:table-cell/>
          <table:table-cell office:value-type="float" office:value="9.75776" calcext:value-type="float">
            <text:p>9.75776</text:p>
          </table:table-cell>
          <table:table-cell table:number-columns-repeated="2"/>
        </table:table-row>
        <table:table-row table:style-name="ro1">
          <table:table-cell office:value-type="float" office:value="1633058" calcext:value-type="float">
            <text:p>1633058</text:p>
          </table:table-cell>
          <table:table-cell/>
          <table:table-cell office:value-type="float" office:value="11.8741" calcext:value-type="float">
            <text:p>11.8741</text:p>
          </table:table-cell>
          <table:table-cell table:number-columns-repeated="2"/>
        </table:table-row>
        <table:table-row table:style-name="ro1">
          <table:table-cell office:value-type="float" office:value="1406816" calcext:value-type="float">
            <text:p>1406816</text:p>
          </table:table-cell>
          <table:table-cell/>
          <table:table-cell office:value-type="float" office:value="8.48184" calcext:value-type="float">
            <text:p>8.48184</text:p>
          </table:table-cell>
          <table:table-cell table:number-columns-repeated="2"/>
        </table:table-row>
        <table:table-row table:style-name="ro1">
          <table:table-cell office:value-type="float" office:value="1632128" calcext:value-type="float">
            <text:p>1632128</text:p>
          </table:table-cell>
          <table:table-cell/>
          <table:table-cell office:value-type="float" office:value="9.57393" calcext:value-type="float">
            <text:p>9.57393</text:p>
          </table:table-cell>
          <table:table-cell table:number-columns-repeated="2"/>
        </table:table-row>
        <table:table-row table:style-name="ro1">
          <table:table-cell office:value-type="float" office:value="1820766" calcext:value-type="float">
            <text:p>1820766</text:p>
          </table:table-cell>
          <table:table-cell/>
          <table:table-cell office:value-type="float" office:value="14.7111" calcext:value-type="float">
            <text:p>14.7111</text:p>
          </table:table-cell>
          <table:table-cell table:number-columns-repeated="2"/>
        </table:table-row>
        <table:table-row table:style-name="ro1">
          <table:table-cell office:value-type="float" office:value="1596058" calcext:value-type="float">
            <text:p>1596058</text:p>
          </table:table-cell>
          <table:table-cell/>
          <table:table-cell office:value-type="float" office:value="13.6617" calcext:value-type="float">
            <text:p>13.6617</text:p>
          </table:table-cell>
          <table:table-cell table:number-columns-repeated="2"/>
        </table:table-row>
        <table:table-row table:style-name="ro1">
          <table:table-cell office:value-type="float" office:value="1462610" calcext:value-type="float">
            <text:p>1462610</text:p>
          </table:table-cell>
          <table:table-cell table:number-columns-repeated="4"/>
        </table:table-row>
        <table:table-row table:style-name="ro1">
          <table:table-cell office:value-type="float" office:value="1632999" calcext:value-type="float">
            <text:p>163299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1520253" calcext:value-type="float">
            <text:p>1520253</text:p>
          </table:table-cell>
          <table:table-cell table:formula="of:=AVERAGE([.A35:.A44])/10^6" office:value-type="float" office:value="1.5998447" calcext:value-type="float">
            <text:p>1.59984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43.atsp Reps: 10 Nodes: <text:s/>43</text:p>
          </table:table-cell>
          <table:table-cell table:number-columns-repeated="4"/>
        </table:table-row>
        <table:table-row table:style-name="ro1">
          <table:table-cell office:value-type="float" office:value="2601094" calcext:value-type="float">
            <text:p>2601094</text:p>
          </table:table-cell>
          <table:table-cell table:number-columns-repeated="4"/>
        </table:table-row>
        <table:table-row table:style-name="ro1">
          <table:table-cell office:value-type="float" office:value="2452023" calcext:value-type="float">
            <text:p>2452023</text:p>
          </table:table-cell>
          <table:table-cell table:number-columns-repeated="4"/>
        </table:table-row>
        <table:table-row table:style-name="ro1">
          <table:table-cell office:value-type="float" office:value="2542024" calcext:value-type="float">
            <text:p>2542024</text:p>
          </table:table-cell>
          <table:table-cell table:number-columns-repeated="4"/>
        </table:table-row>
        <table:table-row table:style-name="ro1">
          <table:table-cell office:value-type="float" office:value="2490944" calcext:value-type="float">
            <text:p>2490944</text:p>
          </table:table-cell>
          <table:table-cell table:number-columns-repeated="4"/>
        </table:table-row>
        <table:table-row table:style-name="ro1">
          <table:table-cell office:value-type="float" office:value="2643280" calcext:value-type="float">
            <text:p>2643280</text:p>
          </table:table-cell>
          <table:table-cell table:number-columns-repeated="4"/>
        </table:table-row>
        <table:table-row table:style-name="ro1">
          <table:table-cell office:value-type="float" office:value="2581289" calcext:value-type="float">
            <text:p>2581289</text:p>
          </table:table-cell>
          <table:table-cell table:number-columns-repeated="4"/>
        </table:table-row>
        <table:table-row table:style-name="ro1">
          <table:table-cell office:value-type="float" office:value="2605180" calcext:value-type="float">
            <text:p>2605180</text:p>
          </table:table-cell>
          <table:table-cell table:number-columns-repeated="4"/>
        </table:table-row>
        <table:table-row table:style-name="ro1">
          <table:table-cell office:value-type="float" office:value="2525710" calcext:value-type="float">
            <text:p>2525710</text:p>
          </table:table-cell>
          <table:table-cell table:number-columns-repeated="4"/>
        </table:table-row>
        <table:table-row table:style-name="ro1">
          <table:table-cell office:value-type="float" office:value="2451912" calcext:value-type="float">
            <text:p>245191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644831" calcext:value-type="float">
            <text:p>2644831</text:p>
          </table:table-cell>
          <table:table-cell table:formula="of:=AVERAGE([.A46:.A55])/10^6" office:value-type="float" office:value="2.5538287" calcext:value-type="float">
            <text:p>2.5538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53.atsp Reps: 10 Nodes: <text:s/>53</text:p>
          </table:table-cell>
          <table:table-cell table:number-columns-repeated="4"/>
        </table:table-row>
        <table:table-row table:style-name="ro1">
          <table:table-cell office:value-type="float" office:value="3803316" calcext:value-type="float">
            <text:p>3803316</text:p>
          </table:table-cell>
          <table:table-cell table:number-columns-repeated="4"/>
        </table:table-row>
        <table:table-row table:style-name="ro1">
          <table:table-cell office:value-type="float" office:value="3418564" calcext:value-type="float">
            <text:p>3418564</text:p>
          </table:table-cell>
          <table:table-cell table:number-columns-repeated="4"/>
        </table:table-row>
        <table:table-row table:style-name="ro1">
          <table:table-cell office:value-type="float" office:value="3604359" calcext:value-type="float">
            <text:p>3604359</text:p>
          </table:table-cell>
          <table:table-cell table:number-columns-repeated="4"/>
        </table:table-row>
        <table:table-row table:style-name="ro1">
          <table:table-cell office:value-type="float" office:value="3624703" calcext:value-type="float">
            <text:p>3624703</text:p>
          </table:table-cell>
          <table:table-cell table:number-columns-repeated="4"/>
        </table:table-row>
        <table:table-row table:style-name="ro1">
          <table:table-cell office:value-type="float" office:value="3645601" calcext:value-type="float">
            <text:p>3645601</text:p>
          </table:table-cell>
          <table:table-cell table:number-columns-repeated="4"/>
        </table:table-row>
        <table:table-row table:style-name="ro1">
          <table:table-cell office:value-type="float" office:value="3839892" calcext:value-type="float">
            <text:p>3839892</text:p>
          </table:table-cell>
          <table:table-cell table:number-columns-repeated="4"/>
        </table:table-row>
        <table:table-row table:style-name="ro1">
          <table:table-cell office:value-type="float" office:value="3744334" calcext:value-type="float">
            <text:p>3744334</text:p>
          </table:table-cell>
          <table:table-cell table:number-columns-repeated="4"/>
        </table:table-row>
        <table:table-row table:style-name="ro1">
          <table:table-cell office:value-type="float" office:value="3812256" calcext:value-type="float">
            <text:p>3812256</text:p>
          </table:table-cell>
          <table:table-cell table:number-columns-repeated="4"/>
        </table:table-row>
        <table:table-row table:style-name="ro1">
          <table:table-cell office:value-type="float" office:value="3324108" calcext:value-type="float">
            <text:p>332410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602844" calcext:value-type="float">
            <text:p>3602844</text:p>
          </table:table-cell>
          <table:table-cell table:formula="of:=AVERAGE([.A57:.A66])/10^6" office:value-type="float" office:value="3.6419977" calcext:value-type="float">
            <text:p>3.6419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64.atsp Reps: 10 Nodes: <text:s/>65</text:p>
          </table:table-cell>
          <table:table-cell table:number-columns-repeated="4"/>
        </table:table-row>
        <table:table-row table:style-name="ro1">
          <table:table-cell office:value-type="float" office:value="5514061" calcext:value-type="float">
            <text:p>5514061</text:p>
          </table:table-cell>
          <table:table-cell table:number-columns-repeated="4"/>
        </table:table-row>
        <table:table-row table:style-name="ro1">
          <table:table-cell office:value-type="float" office:value="5294576" calcext:value-type="float">
            <text:p>5294576</text:p>
          </table:table-cell>
          <table:table-cell table:number-columns-repeated="4"/>
        </table:table-row>
        <table:table-row table:style-name="ro1">
          <table:table-cell office:value-type="float" office:value="5401637" calcext:value-type="float">
            <text:p>5401637</text:p>
          </table:table-cell>
          <table:table-cell table:number-columns-repeated="4"/>
        </table:table-row>
        <table:table-row table:style-name="ro1">
          <table:table-cell office:value-type="float" office:value="5507850" calcext:value-type="float">
            <text:p>5507850</text:p>
          </table:table-cell>
          <table:table-cell table:number-columns-repeated="4"/>
        </table:table-row>
        <table:table-row table:style-name="ro1">
          <table:table-cell office:value-type="float" office:value="4810289" calcext:value-type="float">
            <text:p>4810289</text:p>
          </table:table-cell>
          <table:table-cell table:number-columns-repeated="4"/>
        </table:table-row>
        <table:table-row table:style-name="ro1">
          <table:table-cell office:value-type="float" office:value="5064834" calcext:value-type="float">
            <text:p>5064834</text:p>
          </table:table-cell>
          <table:table-cell table:number-columns-repeated="4"/>
        </table:table-row>
        <table:table-row table:style-name="ro1">
          <table:table-cell office:value-type="float" office:value="5219480" calcext:value-type="float">
            <text:p>5219480</text:p>
          </table:table-cell>
          <table:table-cell table:number-columns-repeated="4"/>
        </table:table-row>
        <table:table-row table:style-name="ro1">
          <table:table-cell office:value-type="float" office:value="4934684" calcext:value-type="float">
            <text:p>4934684</text:p>
          </table:table-cell>
          <table:table-cell table:number-columns-repeated="4"/>
        </table:table-row>
        <table:table-row table:style-name="ro1">
          <table:table-cell office:value-type="float" office:value="4441922" calcext:value-type="float">
            <text:p>444192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065085" calcext:value-type="float">
            <text:p>5065085</text:p>
          </table:table-cell>
          <table:table-cell table:formula="of:=AVERAGE([.A68:.A77])/10^6" office:value-type="float" office:value="5.1254418" calcext:value-type="float">
            <text:p>5.1254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v70.atsp Reps: 10 Nodes: <text:s/>71</text:p>
          </table:table-cell>
          <table:table-cell table:number-columns-repeated="4"/>
        </table:table-row>
        <table:table-row table:style-name="ro1">
          <table:table-cell office:value-type="float" office:value="6868972" calcext:value-type="float">
            <text:p>6868972</text:p>
          </table:table-cell>
          <table:table-cell table:number-columns-repeated="4"/>
        </table:table-row>
        <table:table-row table:style-name="ro1">
          <table:table-cell office:value-type="float" office:value="6321722" calcext:value-type="float">
            <text:p>6321722</text:p>
          </table:table-cell>
          <table:table-cell table:number-columns-repeated="4"/>
        </table:table-row>
        <table:table-row table:style-name="ro1">
          <table:table-cell office:value-type="float" office:value="5980420" calcext:value-type="float">
            <text:p>5980420</text:p>
          </table:table-cell>
          <table:table-cell table:number-columns-repeated="4"/>
        </table:table-row>
        <table:table-row table:style-name="ro1">
          <table:table-cell office:value-type="float" office:value="5453752" calcext:value-type="float">
            <text:p>5453752</text:p>
          </table:table-cell>
          <table:table-cell table:number-columns-repeated="4"/>
        </table:table-row>
        <table:table-row table:style-name="ro1">
          <table:table-cell office:value-type="float" office:value="6462650" calcext:value-type="float">
            <text:p>6462650</text:p>
          </table:table-cell>
          <table:table-cell table:number-columns-repeated="4"/>
        </table:table-row>
        <table:table-row table:style-name="ro1">
          <table:table-cell office:value-type="float" office:value="5887463" calcext:value-type="float">
            <text:p>5887463</text:p>
          </table:table-cell>
          <table:table-cell table:number-columns-repeated="4"/>
        </table:table-row>
        <table:table-row table:style-name="ro1">
          <table:table-cell office:value-type="float" office:value="5802312" calcext:value-type="float">
            <text:p>5802312</text:p>
          </table:table-cell>
          <table:table-cell table:number-columns-repeated="4"/>
        </table:table-row>
        <table:table-row table:style-name="ro1">
          <table:table-cell office:value-type="float" office:value="5843715" calcext:value-type="float">
            <text:p>5843715</text:p>
          </table:table-cell>
          <table:table-cell table:number-columns-repeated="4"/>
        </table:table-row>
        <table:table-row table:style-name="ro1">
          <table:table-cell office:value-type="float" office:value="6474865" calcext:value-type="float">
            <text:p>6474865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671161" calcext:value-type="float">
            <text:p>6671161</text:p>
          </table:table-cell>
          <table:table-cell table:formula="of:=AVERAGE([.A79:.A88])/10^6" office:value-type="float" office:value="6.1767032" calcext:value-type="float">
            <text:p>6.1767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17.tsp Reps: 10 Nodes: <text:s/>17</text:p>
          </table:table-cell>
          <table:table-cell table:number-columns-repeated="4"/>
        </table:table-row>
        <table:table-row table:style-name="ro1">
          <table:table-cell office:value-type="float" office:value="301269" calcext:value-type="float">
            <text:p>301269</text:p>
          </table:table-cell>
          <table:table-cell table:number-columns-repeated="4"/>
        </table:table-row>
        <table:table-row table:style-name="ro1">
          <table:table-cell office:value-type="float" office:value="315557" calcext:value-type="float">
            <text:p>315557</text:p>
          </table:table-cell>
          <table:table-cell table:number-columns-repeated="4"/>
        </table:table-row>
        <table:table-row table:style-name="ro1">
          <table:table-cell office:value-type="float" office:value="313973" calcext:value-type="float">
            <text:p>313973</text:p>
          </table:table-cell>
          <table:table-cell table:number-columns-repeated="4"/>
        </table:table-row>
        <table:table-row table:style-name="ro1">
          <table:table-cell office:value-type="float" office:value="286832" calcext:value-type="float">
            <text:p>286832</text:p>
          </table:table-cell>
          <table:table-cell table:number-columns-repeated="4"/>
        </table:table-row>
        <table:table-row table:style-name="ro1">
          <table:table-cell office:value-type="float" office:value="342344" calcext:value-type="float">
            <text:p>342344</text:p>
          </table:table-cell>
          <table:table-cell table:number-columns-repeated="4"/>
        </table:table-row>
        <table:table-row table:style-name="ro1">
          <table:table-cell office:value-type="float" office:value="314715" calcext:value-type="float">
            <text:p>314715</text:p>
          </table:table-cell>
          <table:table-cell table:number-columns-repeated="4"/>
        </table:table-row>
        <table:table-row table:style-name="ro1">
          <table:table-cell office:value-type="float" office:value="349590" calcext:value-type="float">
            <text:p>349590</text:p>
          </table:table-cell>
          <table:table-cell table:number-columns-repeated="4"/>
        </table:table-row>
        <table:table-row table:style-name="ro1">
          <table:table-cell office:value-type="float" office:value="319947" calcext:value-type="float">
            <text:p>319947</text:p>
          </table:table-cell>
          <table:table-cell table:number-columns-repeated="4"/>
        </table:table-row>
        <table:table-row table:style-name="ro1">
          <table:table-cell office:value-type="float" office:value="395272" calcext:value-type="float">
            <text:p>395272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17219" calcext:value-type="float">
            <text:p>317219</text:p>
          </table:table-cell>
          <table:table-cell table:formula="of:=AVERAGE([.A90:.A99])/10^6" office:value-type="float" office:value="0.3256718" calcext:value-type="float">
            <text:p>0.32567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21.tsp Reps: 10 Nodes: <text:s/>21</text:p>
          </table:table-cell>
          <table:table-cell table:number-columns-repeated="4"/>
        </table:table-row>
        <table:table-row table:style-name="ro1">
          <table:table-cell office:value-type="float" office:value="489458" calcext:value-type="float">
            <text:p>489458</text:p>
          </table:table-cell>
          <table:table-cell table:number-columns-repeated="4"/>
        </table:table-row>
        <table:table-row table:style-name="ro1">
          <table:table-cell office:value-type="float" office:value="427909" calcext:value-type="float">
            <text:p>427909</text:p>
          </table:table-cell>
          <table:table-cell table:number-columns-repeated="4"/>
        </table:table-row>
        <table:table-row table:style-name="ro1">
          <table:table-cell office:value-type="float" office:value="587742" calcext:value-type="float">
            <text:p>587742</text:p>
          </table:table-cell>
          <table:table-cell table:number-columns-repeated="4"/>
        </table:table-row>
        <table:table-row table:style-name="ro1">
          <table:table-cell office:value-type="float" office:value="428952" calcext:value-type="float">
            <text:p>428952</text:p>
          </table:table-cell>
          <table:table-cell table:number-columns-repeated="4"/>
        </table:table-row>
        <table:table-row table:style-name="ro1">
          <table:table-cell office:value-type="float" office:value="458127" calcext:value-type="float">
            <text:p>458127</text:p>
          </table:table-cell>
          <table:table-cell table:number-columns-repeated="4"/>
        </table:table-row>
        <table:table-row table:style-name="ro1">
          <table:table-cell office:value-type="float" office:value="432607" calcext:value-type="float">
            <text:p>432607</text:p>
          </table:table-cell>
          <table:table-cell table:number-columns-repeated="4"/>
        </table:table-row>
        <table:table-row table:style-name="ro1">
          <table:table-cell office:value-type="float" office:value="515693" calcext:value-type="float">
            <text:p>515693</text:p>
          </table:table-cell>
          <table:table-cell table:number-columns-repeated="4"/>
        </table:table-row>
        <table:table-row table:style-name="ro1">
          <table:table-cell office:value-type="float" office:value="467251" calcext:value-type="float">
            <text:p>467251</text:p>
          </table:table-cell>
          <table:table-cell table:number-columns-repeated="4"/>
        </table:table-row>
        <table:table-row table:style-name="ro1">
          <table:table-cell office:value-type="float" office:value="658204" calcext:value-type="float">
            <text:p>65820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531088" calcext:value-type="float">
            <text:p>531088</text:p>
          </table:table-cell>
          <table:table-cell table:formula="of:=AVERAGE([.A101:.A110])/10^6" office:value-type="float" office:value="0.4997031" calcext:value-type="float">
            <text:p>0.4997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g29.tsp Reps: 10 Nodes: <text:s/>29</text:p>
          </table:table-cell>
          <table:table-cell table:number-columns-repeated="4"/>
        </table:table-row>
        <table:table-row table:style-name="ro1">
          <table:table-cell office:value-type="float" office:value="882928" calcext:value-type="float">
            <text:p>882928</text:p>
          </table:table-cell>
          <table:table-cell table:number-columns-repeated="4"/>
        </table:table-row>
        <table:table-row table:style-name="ro1">
          <table:table-cell office:value-type="float" office:value="968103" calcext:value-type="float">
            <text:p>968103</text:p>
          </table:table-cell>
          <table:table-cell table:number-columns-repeated="4"/>
        </table:table-row>
        <table:table-row table:style-name="ro1">
          <table:table-cell office:value-type="float" office:value="932081" calcext:value-type="float">
            <text:p>932081</text:p>
          </table:table-cell>
          <table:table-cell table:number-columns-repeated="4"/>
        </table:table-row>
        <table:table-row table:style-name="ro1">
          <table:table-cell office:value-type="float" office:value="904074" calcext:value-type="float">
            <text:p>904074</text:p>
          </table:table-cell>
          <table:table-cell table:number-columns-repeated="4"/>
        </table:table-row>
        <table:table-row table:style-name="ro1">
          <table:table-cell office:value-type="float" office:value="842408" calcext:value-type="float">
            <text:p>842408</text:p>
          </table:table-cell>
          <table:table-cell table:number-columns-repeated="4"/>
        </table:table-row>
        <table:table-row table:style-name="ro1">
          <table:table-cell office:value-type="float" office:value="889081" calcext:value-type="float">
            <text:p>889081</text:p>
          </table:table-cell>
          <table:table-cell table:number-columns-repeated="4"/>
        </table:table-row>
        <table:table-row table:style-name="ro1">
          <table:table-cell office:value-type="float" office:value="978706" calcext:value-type="float">
            <text:p>978706</text:p>
          </table:table-cell>
          <table:table-cell table:number-columns-repeated="4"/>
        </table:table-row>
        <table:table-row table:style-name="ro1">
          <table:table-cell office:value-type="float" office:value="920055" calcext:value-type="float">
            <text:p>920055</text:p>
          </table:table-cell>
          <table:table-cell table:number-columns-repeated="4"/>
        </table:table-row>
        <table:table-row table:style-name="ro1">
          <table:table-cell office:value-type="float" office:value="874386" calcext:value-type="float">
            <text:p>87438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902040" calcext:value-type="float">
            <text:p>902040</text:p>
          </table:table-cell>
          <table:table-cell table:formula="of:=AVERAGE([.A112:.A121])/10^6" office:value-type="float" office:value="0.9093862" calcext:value-type="float">
            <text:p>0.90938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tzig42.tsp Reps: 10 Nodes: <text:s/>42</text:p>
          </table:table-cell>
          <table:table-cell table:number-columns-repeated="4"/>
        </table:table-row>
        <table:table-row table:style-name="ro1">
          <table:table-cell office:value-type="float" office:value="1954217" calcext:value-type="float">
            <text:p>1954217</text:p>
          </table:table-cell>
          <table:table-cell table:number-columns-repeated="4"/>
        </table:table-row>
        <table:table-row table:style-name="ro1">
          <table:table-cell office:value-type="float" office:value="2004888" calcext:value-type="float">
            <text:p>2004888</text:p>
          </table:table-cell>
          <table:table-cell table:number-columns-repeated="4"/>
        </table:table-row>
        <table:table-row table:style-name="ro1">
          <table:table-cell office:value-type="float" office:value="2155734" calcext:value-type="float">
            <text:p>2155734</text:p>
          </table:table-cell>
          <table:table-cell table:number-columns-repeated="4"/>
        </table:table-row>
        <table:table-row table:style-name="ro1">
          <table:table-cell office:value-type="float" office:value="2341631" calcext:value-type="float">
            <text:p>2341631</text:p>
          </table:table-cell>
          <table:table-cell table:number-columns-repeated="4"/>
        </table:table-row>
        <table:table-row table:style-name="ro1">
          <table:table-cell office:value-type="float" office:value="2517030" calcext:value-type="float">
            <text:p>2517030</text:p>
          </table:table-cell>
          <table:table-cell table:number-columns-repeated="4"/>
        </table:table-row>
        <table:table-row table:style-name="ro1">
          <table:table-cell office:value-type="float" office:value="2502567" calcext:value-type="float">
            <text:p>2502567</text:p>
          </table:table-cell>
          <table:table-cell table:number-columns-repeated="4"/>
        </table:table-row>
        <table:table-row table:style-name="ro1">
          <table:table-cell office:value-type="float" office:value="2258085" calcext:value-type="float">
            <text:p>2258085</text:p>
          </table:table-cell>
          <table:table-cell table:number-columns-repeated="4"/>
        </table:table-row>
        <table:table-row table:style-name="ro1">
          <table:table-cell office:value-type="float" office:value="2564052" calcext:value-type="float">
            <text:p>2564052</text:p>
          </table:table-cell>
          <table:table-cell table:number-columns-repeated="4"/>
        </table:table-row>
        <table:table-row table:style-name="ro1">
          <table:table-cell office:value-type="float" office:value="2457428" calcext:value-type="float">
            <text:p>2457428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2584239" calcext:value-type="float">
            <text:p>2584239</text:p>
          </table:table-cell>
          <table:table-cell table:formula="of:=AVERAGE([.A123:.A132])/10^6" office:value-type="float" office:value="2.3339871" calcext:value-type="float">
            <text:p>2.3339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lin52.tsp Reps: 10 Nodes: <text:s/>52</text:p>
          </table:table-cell>
          <table:table-cell table:number-columns-repeated="4"/>
        </table:table-row>
        <table:table-row table:style-name="ro1">
          <table:table-cell office:value-type="float" office:value="4259389" calcext:value-type="float">
            <text:p>4259389</text:p>
          </table:table-cell>
          <table:table-cell table:number-columns-repeated="4"/>
        </table:table-row>
        <table:table-row table:style-name="ro1">
          <table:table-cell office:value-type="float" office:value="4150858" calcext:value-type="float">
            <text:p>4150858</text:p>
          </table:table-cell>
          <table:table-cell table:number-columns-repeated="4"/>
        </table:table-row>
        <table:table-row table:style-name="ro1">
          <table:table-cell office:value-type="float" office:value="4361566" calcext:value-type="float">
            <text:p>4361566</text:p>
          </table:table-cell>
          <table:table-cell table:number-columns-repeated="4"/>
        </table:table-row>
        <table:table-row table:style-name="ro1">
          <table:table-cell office:value-type="float" office:value="3881125" calcext:value-type="float">
            <text:p>3881125</text:p>
          </table:table-cell>
          <table:table-cell table:number-columns-repeated="4"/>
        </table:table-row>
        <table:table-row table:style-name="ro1">
          <table:table-cell office:value-type="float" office:value="3776003" calcext:value-type="float">
            <text:p>3776003</text:p>
          </table:table-cell>
          <table:table-cell table:number-columns-repeated="4"/>
        </table:table-row>
        <table:table-row table:style-name="ro1">
          <table:table-cell office:value-type="float" office:value="3838995" calcext:value-type="float">
            <text:p>3838995</text:p>
          </table:table-cell>
          <table:table-cell table:number-columns-repeated="4"/>
        </table:table-row>
        <table:table-row table:style-name="ro1">
          <table:table-cell office:value-type="float" office:value="4239312" calcext:value-type="float">
            <text:p>4239312</text:p>
          </table:table-cell>
          <table:table-cell table:number-columns-repeated="4"/>
        </table:table-row>
        <table:table-row table:style-name="ro1">
          <table:table-cell office:value-type="float" office:value="3834514" calcext:value-type="float">
            <text:p>3834514</text:p>
          </table:table-cell>
          <table:table-cell table:number-columns-repeated="4"/>
        </table:table-row>
        <table:table-row table:style-name="ro1">
          <table:table-cell office:value-type="float" office:value="3763399" calcext:value-type="float">
            <text:p>3763399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3713391" calcext:value-type="float">
            <text:p>3713391</text:p>
          </table:table-cell>
          <table:table-cell table:formula="of:=AVERAGE([.A134:.A143])/10^6" office:value-type="float" office:value="3.9818552" calcext:value-type="float">
            <text:p>3.9818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zil58.tsp Reps: 10 Nodes: <text:s/>58</text:p>
          </table:table-cell>
          <table:table-cell table:number-columns-repeated="4"/>
        </table:table-row>
        <table:table-row table:style-name="ro1">
          <table:table-cell office:value-type="float" office:value="5262037" calcext:value-type="float">
            <text:p>5262037</text:p>
          </table:table-cell>
          <table:table-cell table:number-columns-repeated="4"/>
        </table:table-row>
        <table:table-row table:style-name="ro1">
          <table:table-cell office:value-type="float" office:value="4968675" calcext:value-type="float">
            <text:p>4968675</text:p>
          </table:table-cell>
          <table:table-cell table:number-columns-repeated="4"/>
        </table:table-row>
        <table:table-row table:style-name="ro1">
          <table:table-cell office:value-type="float" office:value="4983998" calcext:value-type="float">
            <text:p>4983998</text:p>
          </table:table-cell>
          <table:table-cell table:number-columns-repeated="4"/>
        </table:table-row>
        <table:table-row table:style-name="ro1">
          <table:table-cell office:value-type="float" office:value="5220734" calcext:value-type="float">
            <text:p>5220734</text:p>
          </table:table-cell>
          <table:table-cell table:number-columns-repeated="4"/>
        </table:table-row>
        <table:table-row table:style-name="ro1">
          <table:table-cell office:value-type="float" office:value="4718466" calcext:value-type="float">
            <text:p>4718466</text:p>
          </table:table-cell>
          <table:table-cell table:number-columns-repeated="4"/>
        </table:table-row>
        <table:table-row table:style-name="ro1">
          <table:table-cell office:value-type="float" office:value="4895315" calcext:value-type="float">
            <text:p>4895315</text:p>
          </table:table-cell>
          <table:table-cell table:number-columns-repeated="4"/>
        </table:table-row>
        <table:table-row table:style-name="ro1">
          <table:table-cell office:value-type="float" office:value="5193480" calcext:value-type="float">
            <text:p>5193480</text:p>
          </table:table-cell>
          <table:table-cell table:number-columns-repeated="4"/>
        </table:table-row>
        <table:table-row table:style-name="ro1">
          <table:table-cell office:value-type="float" office:value="4870770" calcext:value-type="float">
            <text:p>4870770</text:p>
          </table:table-cell>
          <table:table-cell table:number-columns-repeated="4"/>
        </table:table-row>
        <table:table-row table:style-name="ro1">
          <table:table-cell office:value-type="float" office:value="5298044" calcext:value-type="float">
            <text:p>529804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4841037" calcext:value-type="float">
            <text:p>4841037</text:p>
          </table:table-cell>
          <table:table-cell table:formula="of:=AVERAGE([.A145:.A154])/10^6" office:value-type="float" office:value="5.0252556" calcext:value-type="float">
            <text:p>5.0252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70.tsp Reps: 10 Nodes: <text:s/>70</text:p>
          </table:table-cell>
          <table:table-cell table:number-columns-repeated="4"/>
        </table:table-row>
        <table:table-row table:style-name="ro1">
          <table:table-cell office:value-type="float" office:value="6354010" calcext:value-type="float">
            <text:p>6354010</text:p>
          </table:table-cell>
          <table:table-cell table:number-columns-repeated="4"/>
        </table:table-row>
        <table:table-row table:style-name="ro1">
          <table:table-cell office:value-type="float" office:value="6146248" calcext:value-type="float">
            <text:p>6146248</text:p>
          </table:table-cell>
          <table:table-cell table:number-columns-repeated="4"/>
        </table:table-row>
        <table:table-row table:style-name="ro1">
          <table:table-cell office:value-type="float" office:value="6181615" calcext:value-type="float">
            <text:p>6181615</text:p>
          </table:table-cell>
          <table:table-cell table:number-columns-repeated="4"/>
        </table:table-row>
        <table:table-row table:style-name="ro1">
          <table:table-cell office:value-type="float" office:value="6156703" calcext:value-type="float">
            <text:p>6156703</text:p>
          </table:table-cell>
          <table:table-cell table:number-columns-repeated="4"/>
        </table:table-row>
        <table:table-row table:style-name="ro1">
          <table:table-cell office:value-type="float" office:value="6140318" calcext:value-type="float">
            <text:p>6140318</text:p>
          </table:table-cell>
          <table:table-cell table:number-columns-repeated="4"/>
        </table:table-row>
        <table:table-row table:style-name="ro1">
          <table:table-cell office:value-type="float" office:value="6032296" calcext:value-type="float">
            <text:p>6032296</text:p>
          </table:table-cell>
          <table:table-cell table:number-columns-repeated="4"/>
        </table:table-row>
        <table:table-row table:style-name="ro1">
          <table:table-cell office:value-type="float" office:value="6058698" calcext:value-type="float">
            <text:p>6058698</text:p>
          </table:table-cell>
          <table:table-cell table:number-columns-repeated="4"/>
        </table:table-row>
        <table:table-row table:style-name="ro1">
          <table:table-cell office:value-type="float" office:value="6183440" calcext:value-type="float">
            <text:p>6183440</text:p>
          </table:table-cell>
          <table:table-cell table:number-columns-repeated="4"/>
        </table:table-row>
        <table:table-row table:style-name="ro1">
          <table:table-cell office:value-type="float" office:value="6442136" calcext:value-type="float">
            <text:p>6442136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6309509" calcext:value-type="float">
            <text:p>6309509</text:p>
          </table:table-cell>
          <table:table-cell table:formula="of:=AVERAGE([.A156:.A165])/10^6" office:value-type="float" office:value="6.2004973" calcext:value-type="float">
            <text:p>6.2004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76.tsp Reps: 10 Nodes: <text:s/>76</text:p>
          </table:table-cell>
          <table:table-cell table:number-columns-repeated="4"/>
        </table:table-row>
        <table:table-row table:style-name="ro1">
          <table:table-cell office:value-type="float" office:value="6968187" calcext:value-type="float">
            <text:p>6968187</text:p>
          </table:table-cell>
          <table:table-cell table:number-columns-repeated="4"/>
        </table:table-row>
        <table:table-row table:style-name="ro1">
          <table:table-cell office:value-type="float" office:value="7315423" calcext:value-type="float">
            <text:p>7315423</text:p>
          </table:table-cell>
          <table:table-cell table:number-columns-repeated="4"/>
        </table:table-row>
        <table:table-row table:style-name="ro1">
          <table:table-cell office:value-type="float" office:value="6867486" calcext:value-type="float">
            <text:p>6867486</text:p>
          </table:table-cell>
          <table:table-cell table:number-columns-repeated="4"/>
        </table:table-row>
        <table:table-row table:style-name="ro1">
          <table:table-cell office:value-type="float" office:value="7609950" calcext:value-type="float">
            <text:p>7609950</text:p>
          </table:table-cell>
          <table:table-cell table:number-columns-repeated="4"/>
        </table:table-row>
        <table:table-row table:style-name="ro1">
          <table:table-cell office:value-type="float" office:value="6867860" calcext:value-type="float">
            <text:p>6867860</text:p>
          </table:table-cell>
          <table:table-cell table:number-columns-repeated="4"/>
        </table:table-row>
        <table:table-row table:style-name="ro1">
          <table:table-cell office:value-type="float" office:value="6678238" calcext:value-type="float">
            <text:p>6678238</text:p>
          </table:table-cell>
          <table:table-cell table:number-columns-repeated="4"/>
        </table:table-row>
        <table:table-row table:style-name="ro1">
          <table:table-cell office:value-type="float" office:value="6924115" calcext:value-type="float">
            <text:p>6924115</text:p>
          </table:table-cell>
          <table:table-cell table:number-columns-repeated="4"/>
        </table:table-row>
        <table:table-row table:style-name="ro1">
          <table:table-cell office:value-type="float" office:value="7189694" calcext:value-type="float">
            <text:p>7189694</text:p>
          </table:table-cell>
          <table:table-cell table:number-columns-repeated="4"/>
        </table:table-row>
        <table:table-row table:style-name="ro1">
          <table:table-cell office:value-type="float" office:value="6720454" calcext:value-type="float">
            <text:p>6720454</text:p>
          </table:table-cell>
          <table:table-cell office:value-type="string" calcext:value-type="string">
            <text:p>sr</text:p>
          </table:table-cell>
          <table:table-cell table:number-columns-repeated="3"/>
        </table:table-row>
        <table:table-row table:style-name="ro1">
          <table:table-cell office:value-type="float" office:value="7250745" calcext:value-type="float">
            <text:p>7250745</text:p>
          </table:table-cell>
          <table:table-cell table:formula="of:=AVERAGE([.A167:.A176])/10^6" office:value-type="float" office:value="7.0392152" calcext:value-type="float">
            <text:p>7.0392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razy_0.5.csv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6.298in" svg:height="3.5453in" svg:x="5.485in" svg:y="1.1606in">
            <draw:object draw:notify-on-update-of-ranges="Sheet2.C22:Sheet2.C37 Sheet2.B22:Sheet2.B37 Sheet2.B20:Sheet2.B20 Sheet2.C22:Sheet2.C37 Sheet2.B3:Sheet2.B18 Sheet2.B1:Sheet2.B1 Sheet2.C3:Sheet2.C18 Sheet2.B41:Sheet2.B41 Sheet2.C43:Sheet2.C58 Sheet2.B43:Sheet2.B58 Sheet2.B60:Sheet2.B60 Sheet2.C62:Sheet2.C77 Sheet2.B62:Sheet2.B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in" svg:height="3.5453in" svg:x="5.3339in" svg:y="5.3339in">
            <draw:object draw:notify-on-update-of-ranges="Sheet2.B60:Sheet2.B60 Sheet2.D62:Sheet2.D77 Sheet2.B62:Sheet2.B77 Sheet2.B41:Sheet2.B41 Sheet2.D43:Sheet2.D58 Sheet2.B43:Sheet2.B58 Sheet2.B3:Sheet2.B18 Sheet2.B1:Sheet2.B1 Sheet2.D3:Sheet2.D18 Sheet2.B22:Sheet2.B37 Sheet2.B20:Sheet2.B20 Sheet2.D22:Sheet2.D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>
            <text:p>0.5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244591" calcext:value-type="float">
            <text:p>0.1244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25007" calcext:value-type="float">
            <text:p>0.325007</text:p>
          </table:table-cell>
          <table:table-cell office:value-type="float" office:value="0.25641" calcext:value-type="float">
            <text:p>0.2564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.2121416" calcext:value-type="float">
            <text:p>1.2121416</text:p>
          </table:table-cell>
          <table:table-cell office:value-type="float" office:value="18.4603" calcext:value-type="float">
            <text:p>18.460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.5998447" calcext:value-type="float">
            <text:p>1.5998447</text:p>
          </table:table-cell>
          <table:table-cell office:value-type="float" office:value="15.3333" calcext:value-type="float">
            <text:p>15.333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.5538287" calcext:value-type="float">
            <text:p>2.5538287</text:p>
          </table:table-cell>
          <table:table-cell office:value-type="float" office:value="0.492883" calcext:value-type="float">
            <text:p>0.492883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.6419977" calcext:value-type="float">
            <text:p>3.6419977</text:p>
          </table:table-cell>
          <table:table-cell office:value-type="float" office:value="18.6662" calcext:value-type="float">
            <text:p>18.666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5.1254418" calcext:value-type="float">
            <text:p>5.1254418</text:p>
          </table:table-cell>
          <table:table-cell office:value-type="float" office:value="22.2784" calcext:value-type="float">
            <text:p>22.278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6.1767032" calcext:value-type="float">
            <text:p>6.1767032</text:p>
          </table:table-cell>
          <table:table-cell office:value-type="float" office:value="27.0513" calcext:value-type="float">
            <text:p>27.051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3256718" calcext:value-type="float">
            <text:p>0.3256718</text:p>
          </table:table-cell>
          <table:table-cell office:value-type="float" office:value="1.70264" calcext:value-type="float">
            <text:p>1.7026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4997031" calcext:value-type="float">
            <text:p>0.4997031</text:p>
          </table:table-cell>
          <table:table-cell office:value-type="float" office:value="5.6003" calcext:value-type="float">
            <text:p>5.600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9093862" calcext:value-type="float">
            <text:p>0.9093862</text:p>
          </table:table-cell>
          <table:table-cell office:value-type="float" office:value="9.75776" calcext:value-type="float">
            <text:p>9.7577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.3339871" calcext:value-type="float">
            <text:p>2.3339871</text:p>
          </table:table-cell>
          <table:table-cell office:value-type="float" office:value="11.8741" calcext:value-type="float">
            <text:p>11.874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.9818552" calcext:value-type="float">
            <text:p>3.9818552</text:p>
          </table:table-cell>
          <table:table-cell office:value-type="float" office:value="8.48184" calcext:value-type="float">
            <text:p>8.48184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0252556" calcext:value-type="float">
            <text:p>5.0252556</text:p>
          </table:table-cell>
          <table:table-cell office:value-type="float" office:value="9.57393" calcext:value-type="float">
            <text:p>9.57393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.2004973" calcext:value-type="float">
            <text:p>6.2004973</text:p>
          </table:table-cell>
          <table:table-cell office:value-type="float" office:value="14.7111" calcext:value-type="float">
            <text:p>14.711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7.0392152" calcext:value-type="float">
            <text:p>7.0392152</text:p>
          </table:table-cell>
          <table:table-cell office:value-type="float" office:value="13.6617" calcext:value-type="float">
            <text:p>13.661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2055375" calcext:value-type="float">
            <text:p>0.2055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150527" calcext:value-type="float">
            <text:p>0.6150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5931555" calcext:value-type="float">
            <text:p>2.5931555</text:p>
          </table:table-cell>
          <table:table-cell office:value-type="float" office:value="16.3841" calcext:value-type="float">
            <text:p>16.384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.9471013" calcext:value-type="float">
            <text:p>3.9471013</text:p>
          </table:table-cell>
          <table:table-cell office:value-type="float" office:value="12.8824" calcext:value-type="float">
            <text:p>12.882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5.5950013" calcext:value-type="float">
            <text:p>5.5950013</text:p>
          </table:table-cell>
          <table:table-cell office:value-type="float" office:value="0.382562" calcext:value-type="float">
            <text:p>0.38256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8.4903015" calcext:value-type="float">
            <text:p>8.4903015</text:p>
          </table:table-cell>
          <table:table-cell office:value-type="float" office:value="15.2252" calcext:value-type="float">
            <text:p>15.2252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4.0903101" calcext:value-type="float">
            <text:p>14.0903101</text:p>
          </table:table-cell>
          <table:table-cell office:value-type="float" office:value="21.1474" calcext:value-type="float">
            <text:p>21.1474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3.0016999" calcext:value-type="float">
            <text:p>13.0016999</text:p>
          </table:table-cell>
          <table:table-cell office:value-type="float" office:value="21.6462" calcext:value-type="float">
            <text:p>21.6462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6043874" calcext:value-type="float">
            <text:p>0.6043874</text:p>
          </table:table-cell>
          <table:table-cell office:value-type="float" office:value="1.00719" calcext:value-type="float">
            <text:p>1.0071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0009485" calcext:value-type="float">
            <text:p>1.0009485</text:p>
          </table:table-cell>
          <table:table-cell office:value-type="float" office:value="4.54747" calcext:value-type="float">
            <text:p>4.54747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7674548" calcext:value-type="float">
            <text:p>1.7674548</text:p>
          </table:table-cell>
          <table:table-cell office:value-type="float" office:value="5.68323" calcext:value-type="float">
            <text:p>5.6832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.1575363" calcext:value-type="float">
            <text:p>4.1575363</text:p>
          </table:table-cell>
          <table:table-cell office:value-type="float" office:value="10.3386" calcext:value-type="float">
            <text:p>10.338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8.4477165" calcext:value-type="float">
            <text:p>8.4477165</text:p>
          </table:table-cell>
          <table:table-cell office:value-type="float" office:value="9.49615" calcext:value-type="float">
            <text:p>9.4961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2.9581855" calcext:value-type="float">
            <text:p>12.9581855</text:p>
          </table:table-cell>
          <table:table-cell office:value-type="float" office:value="10.7068" calcext:value-type="float">
            <text:p>10.706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2.7494138" calcext:value-type="float">
            <text:p>12.7494138</text:p>
          </table:table-cell>
          <table:table-cell office:value-type="float" office:value="12.0741" calcext:value-type="float">
            <text:p>12.074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7.3814997" calcext:value-type="float">
            <text:p>17.3814997</text:p>
          </table:table-cell>
          <table:table-cell office:value-type="float" office:value="10.948" calcext:value-type="float">
            <text:p>10.948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0.25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9" office:value-type="float" office:value="0.0857349" calcext:value-type="float">
            <text:p>0.0857349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901972" calcext:value-type="float">
            <text:p>0.1901972</text:p>
          </table:table-cell>
          <table:table-cell table:style-name="ce14" office:value-type="float" office:value="0.769231" calcext:value-type="float">
            <text:p>0.76923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6724824" calcext:value-type="float">
            <text:p>0.6724824</text:p>
          </table:table-cell>
          <table:table-cell table:style-name="ce14" office:value-type="float" office:value="18.7947" calcext:value-type="float">
            <text:p>18.794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8780853" calcext:value-type="float">
            <text:p>0.8780853</text:p>
          </table:table-cell>
          <table:table-cell table:style-name="ce14" office:value-type="float" office:value="15.3464" calcext:value-type="float">
            <text:p>15.3464</text:p>
          </table:table-cell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office:value-type="float" office:value="1.3192223" calcext:value-type="float">
            <text:p>1.3192223</text:p>
          </table:table-cell>
          <table:table-cell table:style-name="ce14" office:value-type="float" office:value="0.464413" calcext:value-type="float">
            <text:p>0.464413</text:p>
          </table:table-cell>
        </table:table-row>
        <table:table-row table:style-name="ro1">
          <table:table-cell/>
          <table:table-cell table:style-name="ce4" office:value-type="float" office:value="53" calcext:value-type="float">
            <text:p>53</text:p>
          </table:table-cell>
          <table:table-cell office:value-type="float" office:value="1.9192094" calcext:value-type="float">
            <text:p>1.9192094</text:p>
          </table:table-cell>
          <table:table-cell table:style-name="ce14" office:value-type="float" office:value="24.3997" calcext:value-type="float">
            <text:p>24.3997</text:p>
          </table:table-cell>
        </table:table-row>
        <table:table-row table:style-name="ro1">
          <table:table-cell/>
          <table:table-cell table:style-name="ce4" office:value-type="float" office:value="65" calcext:value-type="float">
            <text:p>65</text:p>
          </table:table-cell>
          <table:table-cell office:value-type="float" office:value="2.8831897" calcext:value-type="float">
            <text:p>2.8831897</text:p>
          </table:table-cell>
          <table:table-cell table:style-name="ce14" office:value-type="float" office:value="27.0473" calcext:value-type="float">
            <text:p>27.0473</text:p>
          </table:table-cell>
        </table:table-row>
        <table:table-row table:style-name="ro1">
          <table:table-cell/>
          <table:table-cell table:style-name="ce5" office:value-type="float" office:value="71" calcext:value-type="float">
            <text:p>71</text:p>
          </table:table-cell>
          <table:table-cell table:style-name="ce10" office:value-type="float" office:value="3.230637" calcext:value-type="float">
            <text:p>3.230637</text:p>
          </table:table-cell>
          <table:table-cell table:style-name="ce14" office:value-type="float" office:value="31.2205" calcext:value-type="float">
            <text:p>31.220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22767" calcext:value-type="float">
            <text:p>0.222767</text:p>
          </table:table-cell>
          <table:table-cell office:value-type="float" office:value="2.89688" calcext:value-type="float">
            <text:p>2.8968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2989753" calcext:value-type="float">
            <text:p>0.2989753</text:p>
          </table:table-cell>
          <table:table-cell office:value-type="float" office:value="9.59365" calcext:value-type="float">
            <text:p>9.5936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92403" calcext:value-type="float">
            <text:p>0.492403</text:p>
          </table:table-cell>
          <table:table-cell office:value-type="float" office:value="5.11801" calcext:value-type="float">
            <text:p>5.1180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.0633613" calcext:value-type="float">
            <text:p>1.0633613</text:p>
          </table:table-cell>
          <table:table-cell office:value-type="float" office:value="10.1574" calcext:value-type="float">
            <text:p>10.157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.8923325" calcext:value-type="float">
            <text:p>1.8923325</text:p>
          </table:table-cell>
          <table:table-cell office:value-type="float" office:value="15.3872" calcext:value-type="float">
            <text:p>15.387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.538709" calcext:value-type="float">
            <text:p>2.538709</text:p>
          </table:table-cell>
          <table:table-cell office:value-type="float" office:value="10.2158" calcext:value-type="float">
            <text:p>10.2158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.2135847" calcext:value-type="float">
            <text:p>3.2135847</text:p>
          </table:table-cell>
          <table:table-cell office:value-type="float" office:value="15.9407" calcext:value-type="float">
            <text:p>15.9407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.7113749" calcext:value-type="float">
            <text:p>3.7113749</text:p>
          </table:table-cell>
          <table:table-cell office:value-type="float" office:value="13.0297" calcext:value-type="float">
            <text:p>13.029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3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zas</text:p>
          </table:table-cell>
          <table:table-cell office:value-type="string" calcext:value-type="string">
            <text:p>blad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619927" calcext:value-type="float">
            <text:p>0.1619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6085" calcext:value-type="float">
            <text:p>0.26085</text:p>
          </table:table-cell>
          <table:table-cell office:value-type="float" office:value="0.512821" calcext:value-type="float">
            <text:p>0.51282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4813004" calcext:value-type="float">
            <text:p>0.4813004</text:p>
          </table:table-cell>
          <table:table-cell office:value-type="float" office:value="19.6734" calcext:value-type="float">
            <text:p>19.67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5687269" calcext:value-type="float">
            <text:p>0.5687269</text:p>
          </table:table-cell>
          <table:table-cell office:value-type="float" office:value="17.8758" calcext:value-type="float">
            <text:p>17.875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7712538" calcext:value-type="float">
            <text:p>0.7712538</text:p>
          </table:table-cell>
          <table:table-cell office:value-type="float" office:value="0.660142" calcext:value-type="float">
            <text:p>0.660142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0.8325936" calcext:value-type="float">
            <text:p>0.8325936</text:p>
          </table:table-cell>
          <table:table-cell office:value-type="float" office:value="27.5844" calcext:value-type="float">
            <text:p>27.5844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.0042575" calcext:value-type="float">
            <text:p>1.0042575</text:p>
          </table:table-cell>
          <table:table-cell office:value-type="float" office:value="37.2703" calcext:value-type="float">
            <text:p>37.270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.0540636" calcext:value-type="float">
            <text:p>1.0540636</text:p>
          </table:table-cell>
          <table:table-cell office:value-type="float" office:value="42.0718" calcext:value-type="float">
            <text:p>42.07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2584892" calcext:value-type="float">
            <text:p>0.2584892</text:p>
          </table:table-cell>
          <table:table-cell office:value-type="float" office:value="2.25899" calcext:value-type="float">
            <text:p>2.2589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313865" calcext:value-type="float">
            <text:p>0.313865</text:p>
          </table:table-cell>
          <table:table-cell office:value-type="float" office:value="7.58035" calcext:value-type="float">
            <text:p>7.5803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4274006" calcext:value-type="float">
            <text:p>0.4274006</text:p>
          </table:table-cell>
          <table:table-cell office:value-type="float" office:value="9.47826" calcext:value-type="float">
            <text:p>9.47826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0.6618017" calcext:value-type="float">
            <text:p>0.6618017</text:p>
          </table:table-cell>
          <table:table-cell office:value-type="float" office:value="17.2389" calcext:value-type="float">
            <text:p>17.238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0.9987579" calcext:value-type="float">
            <text:p>0.9987579</text:p>
          </table:table-cell>
          <table:table-cell office:value-type="float" office:value="17.8653" calcext:value-type="float">
            <text:p>17.865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.151128" calcext:value-type="float">
            <text:p>1.151128</text:p>
          </table:table-cell>
          <table:table-cell office:value-type="float" office:value="18.1095" calcext:value-type="float">
            <text:p>18.1095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.1299291" calcext:value-type="float">
            <text:p>1.1299291</text:p>
          </table:table-cell>
          <table:table-cell office:value-type="float" office:value="27.1704" calcext:value-type="float">
            <text:p>27.170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.305031" calcext:value-type="float">
            <text:p>1.305031</text:p>
          </table:table-cell>
          <table:table-cell office:value-type="float" office:value="24.0335" calcext:value-type="float">
            <text:p>24.03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16:52:01.390497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16:23:10.641105325</meta:creation-date>
    <meta:generator>LibreOffice/6.4.6.2$Linux_X86_64 LibreOffice_project/40$Build-2</meta:generator>
    <dc:date>2020-12-16T18:18:59.356061232</dc:date>
    <meta:editing-duration>PT45M57S</meta:editing-duration>
    <meta:editing-cycles>6</meta:editing-cycles>
    <meta:document-statistic meta:table-count="2" meta:cell-count="49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image" chart:symbol-width="0.25cm" chart:symbol-height="0.25cm"/>
    </style:style>
    <style:style style:name="ch9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4.324cm" svg:y="3.955cm" style:legend-expansion="high" chart:style-name="ch2"/>
        <chart:plot-area chart:style-name="ch3" table:cell-range-address="Sheet1.C3:Sheet1.D10 Sheet1.C1:Sheet1.C1 Sheet1.C13:Sheet1.C13 Sheet1.D15:Sheet1.D22" chart:data-source-has-labels="row" svg:x="1.362cm" svg:y="0.18cm" svg:width="12.642cm" svg:height="7.665cm">
          <chartooo:coordinate-region svg:x="1.798cm" svg:y="0.379cm" svg:width="12.019cm" svg:height="6.819cm"/>
          <chart:axis chart:dimension="x" chart:name="primary-x" chart:style-name="ch4">
            <chart:title svg:x="7.533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t [s]</text:p>
            </chart:title>
            <chart:grid chart:style-name="ch6" chart:class="major"/>
          </chart:axis>
          <chart:series chart:style-name="ch7" chart:values-cell-range-address="Sheet1.D3:Sheet1.D10" chart:label-cell-address="Sheet1.C1:Sheet1.C1" chart:class="chart:scatter">
            <chart:domain table:cell-range-address="Sheet1.C3:Sheet1.C10"/>
            <chart:data-point/>
            <chart:data-point chart:style-name="ch8"/>
            <chart:data-point chart:repeated="6"/>
          </chart:series>
          <chart:series chart:style-name="ch9" chart:values-cell-range-address="Sheet1.D15:Sheet1.D22" chart:label-cell-address="Sheet1.C13:Sheet1.C13" chart:class="chart:scatter">
            <chart:domain table:cell-range-address="Sheet1.C15:Sheet1.C22"/>
            <chart:data-point/>
            <chart:data-point chart:style-name="ch8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.1244591">
                <text:p>0.1244591</text:p>
                <draw:g>
                  <svg:desc>Sheet1.D3:Sheet1.D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0.3256718">
                <text:p>0.3256718</text:p>
                <draw:g>
                  <svg:desc>Sheet1.D15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325007">
                <text:p>0.325007</text:p>
              </table:table-cell>
              <table:table-cell office:value-type="float" office:value="21">
                <text:p>21</text:p>
              </table:table-cell>
              <table:table-cell office:value-type="float" office:value="0.4997031">
                <text:p>0.4997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.2121416">
                <text:p>1.2121416</text:p>
              </table:table-cell>
              <table:table-cell office:value-type="float" office:value="29">
                <text:p>29</text:p>
              </table:table-cell>
              <table:table-cell office:value-type="float" office:value="0.9093862">
                <text:p>0.9093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.5998447">
                <text:p>1.5998447</text:p>
              </table:table-cell>
              <table:table-cell office:value-type="float" office:value="42">
                <text:p>42</text:p>
              </table:table-cell>
              <table:table-cell office:value-type="float" office:value="2.3339871">
                <text:p>2.3339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2.5538287">
                <text:p>2.5538287</text:p>
              </table:table-cell>
              <table:table-cell office:value-type="float" office:value="52">
                <text:p>52</text:p>
              </table:table-cell>
              <table:table-cell office:value-type="float" office:value="3.9818552">
                <text:p>3.9818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3.6419977">
                <text:p>3.6419977</text:p>
              </table:table-cell>
              <table:table-cell office:value-type="float" office:value="58">
                <text:p>58</text:p>
              </table:table-cell>
              <table:table-cell office:value-type="float" office:value="5.0252556">
                <text:p>5.0252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5.1254418">
                <text:p>5.1254418</text:p>
              </table:table-cell>
              <table:table-cell office:value-type="float" office:value="70">
                <text:p>70</text:p>
              </table:table-cell>
              <table:table-cell office:value-type="float" office:value="6.2004973">
                <text:p>6.2004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6.1767032">
                <text:p>6.1767032</text:p>
              </table:table-cell>
              <table:table-cell office:value-type="float" office:value="76">
                <text:p>76</text:p>
              </table:table-cell>
              <table:table-cell office:value-type="float" office:value="7.0392152">
                <text:p>7.0392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image" chart:symbol-width="0.25cm" chart:symbol-height="0.25cm" chart:link-data-style-to-source="true">
        <chart:symbol-image xlink:href="Pictures/100002000000001200000012BCD3BA501F5E9F62.gif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image" chart:symbol-width="0.25cm" chart:symbol-height="0.25cm" chart:link-data-style-to-source="true">
        <chart:symbol-image xlink:href="Pictures/100002000000001200000012628A12A2F2A67334.gif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19cm" svg:y="3.952cm" style:legend-expansion="high" chart:style-name="ch2"/>
        <chart:plot-area chart:style-name="ch3" table:cell-range-address="Sheet1.C3:Sheet1.C10 Sheet1.C1:Sheet1.C1 Sheet1.E3:Sheet1.E10 Sheet1.C13:Sheet1.C13 Sheet1.E15:Sheet1.E22" chart:data-source-has-labels="row" svg:x="1.6cm" svg:y="0.18cm" svg:width="12.399cm" svg:height="7.659cm">
          <chartooo:coordinate-region svg:x="2.221cm" svg:y="0.379cm" svg:width="11.591cm" svg:height="6.813cm"/>
          <chart:axis chart:dimension="x" chart:name="primary-x" chart:style-name="ch4">
            <chart:title svg:x="7.649cm" svg:y="8.019cm" chart:style-name="ch5">
              <text:p>n</text:p>
            </chart:title>
          </chart:axis>
          <chart:axis chart:dimension="y" chart:name="primary-y" chart:style-name="ch4">
            <chart:title svg:x="0.451cm" svg:y="3.729cm" chart:style-name="ch5">
              <text:p>δ [%]</text:p>
            </chart:title>
            <chart:grid chart:style-name="ch6" chart:class="major"/>
          </chart:axis>
          <chart:series chart:style-name="ch7" chart:values-cell-range-address="Sheet1.E3:Sheet1.E10" chart:label-cell-address="Sheet1.C1:Sheet1.C1" chart:class="chart:scatter">
            <chart:domain table:cell-range-address="Sheet1.C3:Sheet1.C10"/>
            <chart:data-point chart:repeated="8"/>
          </chart:series>
          <chart:series chart:style-name="ch8" chart:values-cell-range-address="Sheet1.E15:Sheet1.E22" chart:label-cell-address="Sheet1.C13:Sheet1.C13" chart:class="chart:scatter">
            <chart:domain table:cell-range-address="Sheet1.C15:Sheet1.C22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TSP</text:p>
                <draw:g>
                  <svg:desc>Sheet1.C1:Sheet1.C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SP</text:p>
                <draw:g>
                  <svg:desc>Sheet1.C13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C3:Sheet1.C10</svg:desc>
                </draw:g>
              </table:table-cell>
              <table:table-cell office:value-type="float" office:value="0">
                <text:p>0</text:p>
                <draw:g>
                  <svg:desc>Sheet1.E3:Sheet1.E10</svg:desc>
                </draw:g>
              </table:table-cell>
              <table:table-cell office:value-type="float" office:value="17">
                <text:p>17</text:p>
                <draw:g>
                  <svg:desc>Sheet1.C15:Sheet1.C22</svg:desc>
                </draw:g>
              </table:table-cell>
              <table:table-cell office:value-type="float" office:value="1.70264">
                <text:p>1.70264</text:p>
                <draw:g>
                  <svg:desc>Sheet1.E15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25641">
                <text:p>0.25641</text:p>
              </table:table-cell>
              <table:table-cell office:value-type="float" office:value="21">
                <text:p>21</text:p>
              </table:table-cell>
              <table:table-cell office:value-type="float" office:value="5.6003">
                <text:p>5.6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8.4603">
                <text:p>18.4603</text:p>
              </table:table-cell>
              <table:table-cell office:value-type="float" office:value="29">
                <text:p>29</text:p>
              </table:table-cell>
              <table:table-cell office:value-type="float" office:value="9.75776">
                <text:p>9.75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5.3333">
                <text:p>15.3333</text:p>
              </table:table-cell>
              <table:table-cell office:value-type="float" office:value="42">
                <text:p>42</text:p>
              </table:table-cell>
              <table:table-cell office:value-type="float" office:value="11.8741">
                <text:p>11.8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492883">
                <text:p>0.492883</text:p>
              </table:table-cell>
              <table:table-cell office:value-type="float" office:value="52">
                <text:p>52</text:p>
              </table:table-cell>
              <table:table-cell office:value-type="float" office:value="8.48184">
                <text:p>8.48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18.6662">
                <text:p>18.6662</text:p>
              </table:table-cell>
              <table:table-cell office:value-type="float" office:value="58">
                <text:p>58</text:p>
              </table:table-cell>
              <table:table-cell office:value-type="float" office:value="9.57393">
                <text:p>9.57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2.2784">
                <text:p>22.2784</text:p>
              </table:table-cell>
              <table:table-cell office:value-type="float" office:value="70">
                <text:p>70</text:p>
              </table:table-cell>
              <table:table-cell office:value-type="float" office:value="14.7111">
                <text:p>14.7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27.0513">
                <text:p>27.0513</text:p>
              </table:table-cell>
              <table:table-cell office:value-type="float" office:value="76">
                <text:p>76</text:p>
              </table:table-cell>
              <table:table-cell office:value-type="float" office:value="13.6617">
                <text:p>13.66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396cm" svg:y="3.457cm" style:legend-expansion="high" chart:style-name="ch2"/>
        <chart:plot-area chart:style-name="ch3" table:cell-range-address="Sheet2.B22:Sheet2.C37 Sheet2.B20:Sheet2.B20 Sheet2.B1:Sheet2.B1 Sheet2.C3:Sheet2.C18 Sheet2.B41:Sheet2.B41 Sheet2.C43:Sheet2.C58 Sheet2.B60:Sheet2.B60 Sheet2.C62:Sheet2.C77" chart:data-source-has-labels="both" svg:x="1.282cm" svg:y="0.18cm" svg:width="12.795cm" svg:height="7.665cm">
          <chartooo:coordinate-region svg:x="1.718cm" svg:y="0.379cm" svg:width="11.987cm" svg:height="6.819cm"/>
          <chart:axis chart:dimension="x" chart:name="primary-x" chart:style-name="ch4" chartooo:axis-type="auto">
            <chart:title svg:x="7.529cm" svg:y="8.025cm" chart:style-name="ch5">
              <text:p>n</text:p>
            </chart:title>
            <chart:categories table:cell-range-address="Sheet2.C22:Sheet2.C37"/>
          </chart:axis>
          <chart:axis chart:dimension="y" chart:name="primary-y" chart:style-name="ch4">
            <chart:title svg:x="0.451cm" svg:y="3.732cm" chart:style-name="ch5">
              <text:p>t[s]</text:p>
            </chart:title>
            <chart:grid chart:style-name="ch6" chart:class="major"/>
          </chart:axis>
          <chart:series chart:style-name="ch7" chart:values-cell-range-address="Sheet2.C22:Sheet2.C37" chart:label-cell-address="Sheet2.B20:Sheet2.B20" chart:class="chart:scatter">
            <chart:domain table:cell-range-address="Sheet2.B22:Sheet2.B37"/>
            <chart:data-point chart:repeated="16"/>
          </chart:series>
          <chart:series chart:style-name="ch8" chart:values-cell-range-address="Sheet2.C3:Sheet2.C18" chart:label-cell-address="Sheet2.B1:Sheet2.B1" chart:class="chart:scatter">
            <chart:domain table:cell-range-address="Sheet2.B3:Sheet2.B18"/>
            <chart:data-point chart:repeated="16"/>
          </chart:series>
          <chart:series chart:style-name="ch9" chart:values-cell-range-address="Sheet2.C43:Sheet2.C58" chart:label-cell-address="Sheet2.B41:Sheet2.B41" chart:class="chart:scatter">
            <chart:domain table:cell-range-address="Sheet2.B43:Sheet2.B58"/>
            <chart:data-point chart:repeated="16"/>
          </chart:series>
          <chart:series chart:style-name="ch10" chart:values-cell-range-address="Sheet2.C62:Sheet2.C77" chart:label-cell-address="Sheet2.B60:Sheet2.B60" chart:class="chart:scatter">
            <chart:domain table:cell-range-address="Sheet2.B62:Sheet2.B7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</text:p>
                <draw:g>
                  <svg:desc>Sheet2.B20:Sheet2.B2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L</text:p>
                <draw:g>
                  <svg:desc>Sheet2.B1:Sheet2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25L</text:p>
                <draw:g>
                  <svg:desc>Sheet2.B41:Sheet2.B4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3n</text:p>
                <draw:g>
                  <svg:desc>Sheet2.B60:Sheet2.B60</svg:desc>
                </draw:g>
              </table:table-cell>
            </table:table-row>
          </table:table-header-rows>
          <table:table-rows>
            <table:table-row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.2055375">
                <text:p>0.2055375</text:p>
                <draw:g>
                  <svg:desc>Sheet2.C22:Sheet2.C37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0.1244591">
                <text:p>0.1244591</text:p>
                <draw:g>
                  <svg:desc>Sheet2.C3:Sheet2.C18</svg:desc>
                </draw:g>
              </table:table-cell>
              <table:table-cell office:value-type="float" office:value="9">
                <text:p>9</text:p>
                <draw:g>
                  <svg:desc>Sheet2.B43:Sheet2.B58</svg:desc>
                </draw:g>
              </table:table-cell>
              <table:table-cell office:value-type="float" office:value="0.0857349">
                <text:p>0.0857349</text:p>
                <draw:g>
                  <svg:desc>Sheet2.C43:Sheet2.C58</svg:desc>
                </draw:g>
              </table:table-cell>
              <table:table-cell office:value-type="float" office:value="9">
                <text:p>9</text:p>
                <draw:g>
                  <svg:desc>Sheet2.B62:Sheet2.B77</svg:desc>
                </draw:g>
              </table:table-cell>
              <table:table-cell office:value-type="float" office:value="0.1619927">
                <text:p>0.1619927</text:p>
                <draw:g>
                  <svg:desc>Sheet2.C62:Sheet2.C77</svg:desc>
                </draw:g>
              </table:table-cell>
            </table:table-row>
            <table:table-row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0.6150527">
                <text:p>0.6150527</text:p>
              </table:table-cell>
              <table:table-cell office:value-type="float" office:value="17">
                <text:p>17</text:p>
              </table:table-cell>
              <table:table-cell office:value-type="float" office:value="0.325007">
                <text:p>0.325007</text:p>
              </table:table-cell>
              <table:table-cell office:value-type="float" office:value="17">
                <text:p>17</text:p>
              </table:table-cell>
              <table:table-cell office:value-type="float" office:value="0.1901972">
                <text:p>0.1901972</text:p>
              </table:table-cell>
              <table:table-cell office:value-type="float" office:value="17">
                <text:p>17</text:p>
              </table:table-cell>
              <table:table-cell office:value-type="float" office:value="0.26085">
                <text:p>0.26085</text:p>
              </table:table-cell>
            </table:table-row>
            <table:table-row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2.5931555">
                <text:p>2.5931555</text:p>
              </table:table-cell>
              <table:table-cell office:value-type="float" office:value="34">
                <text:p>34</text:p>
              </table:table-cell>
              <table:table-cell office:value-type="float" office:value="1.2121416">
                <text:p>1.2121416</text:p>
              </table:table-cell>
              <table:table-cell office:value-type="float" office:value="34">
                <text:p>34</text:p>
              </table:table-cell>
              <table:table-cell office:value-type="float" office:value="0.6724824">
                <text:p>0.6724824</text:p>
              </table:table-cell>
              <table:table-cell office:value-type="float" office:value="34">
                <text:p>34</text:p>
              </table:table-cell>
              <table:table-cell office:value-type="float" office:value="0.4813004">
                <text:p>0.4813004</text:p>
              </table:table-cell>
            </table:table-row>
            <table:table-row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3.9471013">
                <text:p>3.9471013</text:p>
              </table:table-cell>
              <table:table-cell office:value-type="float" office:value="39">
                <text:p>39</text:p>
              </table:table-cell>
              <table:table-cell office:value-type="float" office:value="1.5998447">
                <text:p>1.5998447</text:p>
              </table:table-cell>
              <table:table-cell office:value-type="float" office:value="39">
                <text:p>39</text:p>
              </table:table-cell>
              <table:table-cell office:value-type="float" office:value="0.8780853">
                <text:p>0.8780853</text:p>
              </table:table-cell>
              <table:table-cell office:value-type="float" office:value="39">
                <text:p>39</text:p>
              </table:table-cell>
              <table:table-cell office:value-type="float" office:value="0.5687269">
                <text:p>0.5687269</text:p>
              </table:table-cell>
            </table:table-row>
            <table:table-row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5.5950013">
                <text:p>5.5950013</text:p>
              </table:table-cell>
              <table:table-cell office:value-type="float" office:value="43">
                <text:p>43</text:p>
              </table:table-cell>
              <table:table-cell office:value-type="float" office:value="2.5538287">
                <text:p>2.5538287</text:p>
              </table:table-cell>
              <table:table-cell office:value-type="float" office:value="43">
                <text:p>43</text:p>
              </table:table-cell>
              <table:table-cell office:value-type="float" office:value="1.3192223">
                <text:p>1.3192223</text:p>
              </table:table-cell>
              <table:table-cell office:value-type="float" office:value="43">
                <text:p>43</text:p>
              </table:table-cell>
              <table:table-cell office:value-type="float" office:value="0.7712538">
                <text:p>0.7712538</text:p>
              </table:table-cell>
            </table:table-row>
            <table:table-row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8.4903015">
                <text:p>8.4903015</text:p>
              </table:table-cell>
              <table:table-cell office:value-type="float" office:value="53">
                <text:p>53</text:p>
              </table:table-cell>
              <table:table-cell office:value-type="float" office:value="3.6419977">
                <text:p>3.6419977</text:p>
              </table:table-cell>
              <table:table-cell office:value-type="float" office:value="53">
                <text:p>53</text:p>
              </table:table-cell>
              <table:table-cell office:value-type="float" office:value="1.9192094">
                <text:p>1.9192094</text:p>
              </table:table-cell>
              <table:table-cell office:value-type="float" office:value="53">
                <text:p>53</text:p>
              </table:table-cell>
              <table:table-cell office:value-type="float" office:value="0.8325936">
                <text:p>0.8325936</text:p>
              </table:table-cell>
            </table:table-row>
            <table:table-row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14.0903101">
                <text:p>14.0903101</text:p>
              </table:table-cell>
              <table:table-cell office:value-type="float" office:value="65">
                <text:p>65</text:p>
              </table:table-cell>
              <table:table-cell office:value-type="float" office:value="5.1254418">
                <text:p>5.1254418</text:p>
              </table:table-cell>
              <table:table-cell office:value-type="float" office:value="65">
                <text:p>65</text:p>
              </table:table-cell>
              <table:table-cell office:value-type="float" office:value="2.8831897">
                <text:p>2.8831897</text:p>
              </table:table-cell>
              <table:table-cell office:value-type="float" office:value="65">
                <text:p>65</text:p>
              </table:table-cell>
              <table:table-cell office:value-type="float" office:value="1.0042575">
                <text:p>1.0042575</text:p>
              </table:table-cell>
            </table:table-row>
            <table:table-row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13.0016999">
                <text:p>13.0016999</text:p>
              </table:table-cell>
              <table:table-cell office:value-type="float" office:value="71">
                <text:p>71</text:p>
              </table:table-cell>
              <table:table-cell office:value-type="float" office:value="6.1767032">
                <text:p>6.1767032</text:p>
              </table:table-cell>
              <table:table-cell office:value-type="float" office:value="71">
                <text:p>71</text:p>
              </table:table-cell>
              <table:table-cell office:value-type="float" office:value="3.230637">
                <text:p>3.230637</text:p>
              </table:table-cell>
              <table:table-cell office:value-type="float" office:value="71">
                <text:p>71</text:p>
              </table:table-cell>
              <table:table-cell office:value-type="float" office:value="1.0540636">
                <text:p>1.0540636</text:p>
              </table:table-cell>
            </table:table-row>
            <table:table-row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0.6043874">
                <text:p>0.6043874</text:p>
              </table:table-cell>
              <table:table-cell office:value-type="float" office:value="17">
                <text:p>17</text:p>
              </table:table-cell>
              <table:table-cell office:value-type="float" office:value="0.3256718">
                <text:p>0.3256718</text:p>
              </table:table-cell>
              <table:table-cell office:value-type="float" office:value="17">
                <text:p>17</text:p>
              </table:table-cell>
              <table:table-cell office:value-type="float" office:value="0.222767">
                <text:p>0.222767</text:p>
              </table:table-cell>
              <table:table-cell office:value-type="float" office:value="17">
                <text:p>17</text:p>
              </table:table-cell>
              <table:table-cell office:value-type="float" office:value="0.2584892">
                <text:p>0.2584892</text:p>
              </table:table-cell>
            </table:table-row>
            <table:table-row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1.0009485">
                <text:p>1.0009485</text:p>
              </table:table-cell>
              <table:table-cell office:value-type="float" office:value="21">
                <text:p>21</text:p>
              </table:table-cell>
              <table:table-cell office:value-type="float" office:value="0.4997031">
                <text:p>0.4997031</text:p>
              </table:table-cell>
              <table:table-cell office:value-type="float" office:value="21">
                <text:p>21</text:p>
              </table:table-cell>
              <table:table-cell office:value-type="float" office:value="0.2989753">
                <text:p>0.2989753</text:p>
              </table:table-cell>
              <table:table-cell office:value-type="float" office:value="21">
                <text:p>21</text:p>
              </table:table-cell>
              <table:table-cell office:value-type="float" office:value="0.313865">
                <text:p>0.313865</text:p>
              </table:table-cell>
            </table:table-row>
            <table:table-row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1.7674548">
                <text:p>1.7674548</text:p>
              </table:table-cell>
              <table:table-cell office:value-type="float" office:value="29">
                <text:p>29</text:p>
              </table:table-cell>
              <table:table-cell office:value-type="float" office:value="0.9093862">
                <text:p>0.9093862</text:p>
              </table:table-cell>
              <table:table-cell office:value-type="float" office:value="29">
                <text:p>29</text:p>
              </table:table-cell>
              <table:table-cell office:value-type="float" office:value="0.492403">
                <text:p>0.492403</text:p>
              </table:table-cell>
              <table:table-cell office:value-type="float" office:value="29">
                <text:p>29</text:p>
              </table:table-cell>
              <table:table-cell office:value-type="float" office:value="0.4274006">
                <text:p>0.4274006</text:p>
              </table:table-cell>
            </table:table-row>
            <table:table-row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4.1575363">
                <text:p>4.1575363</text:p>
              </table:table-cell>
              <table:table-cell office:value-type="float" office:value="42">
                <text:p>42</text:p>
              </table:table-cell>
              <table:table-cell office:value-type="float" office:value="2.3339871">
                <text:p>2.3339871</text:p>
              </table:table-cell>
              <table:table-cell office:value-type="float" office:value="42">
                <text:p>42</text:p>
              </table:table-cell>
              <table:table-cell office:value-type="float" office:value="1.0633613">
                <text:p>1.0633613</text:p>
              </table:table-cell>
              <table:table-cell office:value-type="float" office:value="42">
                <text:p>42</text:p>
              </table:table-cell>
              <table:table-cell office:value-type="float" office:value="0.6618017">
                <text:p>0.6618017</text:p>
              </table:table-cell>
            </table:table-row>
            <table:table-row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8.4477165">
                <text:p>8.4477165</text:p>
              </table:table-cell>
              <table:table-cell office:value-type="float" office:value="52">
                <text:p>52</text:p>
              </table:table-cell>
              <table:table-cell office:value-type="float" office:value="3.9818552">
                <text:p>3.9818552</text:p>
              </table:table-cell>
              <table:table-cell office:value-type="float" office:value="52">
                <text:p>52</text:p>
              </table:table-cell>
              <table:table-cell office:value-type="float" office:value="1.8923325">
                <text:p>1.8923325</text:p>
              </table:table-cell>
              <table:table-cell office:value-type="float" office:value="52">
                <text:p>52</text:p>
              </table:table-cell>
              <table:table-cell office:value-type="float" office:value="0.9987579">
                <text:p>0.9987579</text:p>
              </table:table-cell>
            </table:table-row>
            <table:table-row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12.9581855">
                <text:p>12.9581855</text:p>
              </table:table-cell>
              <table:table-cell office:value-type="float" office:value="58">
                <text:p>58</text:p>
              </table:table-cell>
              <table:table-cell office:value-type="float" office:value="5.0252556">
                <text:p>5.0252556</text:p>
              </table:table-cell>
              <table:table-cell office:value-type="float" office:value="58">
                <text:p>58</text:p>
              </table:table-cell>
              <table:table-cell office:value-type="float" office:value="2.538709">
                <text:p>2.538709</text:p>
              </table:table-cell>
              <table:table-cell office:value-type="float" office:value="58">
                <text:p>58</text:p>
              </table:table-cell>
              <table:table-cell office:value-type="float" office:value="1.151128">
                <text:p>1.151128</text:p>
              </table:table-cell>
            </table:table-row>
            <table:table-row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12.7494138">
                <text:p>12.7494138</text:p>
              </table:table-cell>
              <table:table-cell office:value-type="float" office:value="70">
                <text:p>70</text:p>
              </table:table-cell>
              <table:table-cell office:value-type="float" office:value="6.2004973">
                <text:p>6.2004973</text:p>
              </table:table-cell>
              <table:table-cell office:value-type="float" office:value="70">
                <text:p>70</text:p>
              </table:table-cell>
              <table:table-cell office:value-type="float" office:value="3.2135847">
                <text:p>3.2135847</text:p>
              </table:table-cell>
              <table:table-cell office:value-type="float" office:value="70">
                <text:p>70</text:p>
              </table:table-cell>
              <table:table-cell office:value-type="float" office:value="1.1299291">
                <text:p>1.1299291</text:p>
              </table:table-cell>
            </table:table-row>
            <table:table-row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17.3814997">
                <text:p>17.3814997</text:p>
              </table:table-cell>
              <table:table-cell office:value-type="float" office:value="76">
                <text:p>76</text:p>
              </table:table-cell>
              <table:table-cell office:value-type="float" office:value="7.0392152">
                <text:p>7.0392152</text:p>
              </table:table-cell>
              <table:table-cell office:value-type="float" office:value="76">
                <text:p>76</text:p>
              </table:table-cell>
              <table:table-cell office:value-type="float" office:value="3.7113749">
                <text:p>3.7113749</text:p>
              </table:table-cell>
              <table:table-cell office:value-type="float" office:value="76">
                <text:p>76</text:p>
              </table:table-cell>
              <table:table-cell office:value-type="float" office:value="1.305031">
                <text:p>1.3050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396cm" svg:y="3.457cm" style:legend-expansion="high" chart:style-name="ch2"/>
        <chart:plot-area chart:style-name="ch3" table:cell-range-address="Sheet2.B62:Sheet2.B77 Sheet2.B60:Sheet2.B60 Sheet2.D62:Sheet2.D77 Sheet2.B41:Sheet2.B41 Sheet2.D43:Sheet2.D58 Sheet2.B1:Sheet2.B1 Sheet2.D3:Sheet2.D18 Sheet2.B20:Sheet2.B20 Sheet2.D22:Sheet2.D37" chart:data-source-has-labels="row" svg:x="1.599cm" svg:y="0.18cm" svg:width="12.478cm" svg:height="7.665cm">
          <chartooo:coordinate-region svg:x="2.22cm" svg:y="0.379cm" svg:width="11.67cm" svg:height="6.819cm"/>
          <chart:axis chart:dimension="x" chart:name="primary-x" chart:style-name="ch4">
            <chart:title svg:x="7.688cm" svg:y="8.025cm" chart:style-name="ch5">
              <text:p>n</text:p>
            </chart:title>
          </chart:axis>
          <chart:axis chart:dimension="y" chart:name="primary-y" chart:style-name="ch4">
            <chart:title svg:x="0.451cm" svg:y="3.732cm" chart:style-name="ch5">
              <text:p>δ [%]</text:p>
            </chart:title>
            <chart:grid chart:style-name="ch6" chart:class="major"/>
          </chart:axis>
          <chart:series chart:style-name="ch7" chart:values-cell-range-address="Sheet2.D62:Sheet2.D77" chart:label-cell-address="Sheet2.B60:Sheet2.B60" chart:class="chart:scatter">
            <chart:domain table:cell-range-address="Sheet2.B62:Sheet2.B77"/>
            <chart:data-point chart:repeated="16"/>
          </chart:series>
          <chart:series chart:style-name="ch8" chart:values-cell-range-address="Sheet2.D43:Sheet2.D58" chart:label-cell-address="Sheet2.B41:Sheet2.B41" chart:class="chart:scatter">
            <chart:domain table:cell-range-address="Sheet2.B43:Sheet2.B58"/>
            <chart:data-point chart:repeated="16"/>
          </chart:series>
          <chart:series chart:style-name="ch9" chart:values-cell-range-address="Sheet2.D3:Sheet2.D18" chart:label-cell-address="Sheet2.B1:Sheet2.B1" chart:class="chart:scatter">
            <chart:domain table:cell-range-address="Sheet2.B3:Sheet2.B18"/>
            <chart:data-point chart:repeated="16"/>
          </chart:series>
          <chart:series chart:style-name="ch10" chart:values-cell-range-address="Sheet2.D22:Sheet2.D37" chart:label-cell-address="Sheet2.B20:Sheet2.B20" chart:class="chart:scatter">
            <chart:domain table:cell-range-address="Sheet2.B22:Sheet2.B37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n</text:p>
                <draw:g>
                  <svg:desc>Sheet2.B60:Sheet2.B60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25L</text:p>
                <draw:g>
                  <svg:desc>Sheet2.B41:Sheet2.B4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0.5L</text:p>
                <draw:g>
                  <svg:desc>Sheet2.B1:Sheet2.B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</text:p>
                <draw:g>
                  <svg:desc>Sheet2.B20:Sheet2.B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2.B62:Sheet2.B77</svg:desc>
                </draw:g>
              </table:table-cell>
              <table:table-cell office:value-type="float" office:value="0">
                <text:p>0</text:p>
                <draw:g>
                  <svg:desc>Sheet2.D62:Sheet2.D77</svg:desc>
                </draw:g>
              </table:table-cell>
              <table:table-cell office:value-type="float" office:value="9">
                <text:p>9</text:p>
                <draw:g>
                  <svg:desc>Sheet2.B43:Sheet2.B58</svg:desc>
                </draw:g>
              </table:table-cell>
              <table:table-cell office:value-type="float" office:value="0">
                <text:p>0</text:p>
                <draw:g>
                  <svg:desc>Sheet2.D43:Sheet2.D58</svg:desc>
                </draw:g>
              </table:table-cell>
              <table:table-cell office:value-type="float" office:value="9">
                <text:p>9</text:p>
                <draw:g>
                  <svg:desc>Sheet2.B3:Sheet2.B18</svg:desc>
                </draw:g>
              </table:table-cell>
              <table:table-cell office:value-type="float" office:value="0">
                <text:p>0</text:p>
                <draw:g>
                  <svg:desc>Sheet2.D3:Sheet2.D18</svg:desc>
                </draw:g>
              </table:table-cell>
              <table:table-cell office:value-type="float" office:value="9">
                <text:p>9</text:p>
                <draw:g>
                  <svg:desc>Sheet2.B22:Sheet2.B37</svg:desc>
                </draw:g>
              </table:table-cell>
              <table:table-cell office:value-type="float" office:value="0">
                <text:p>0</text:p>
                <draw:g>
                  <svg:desc>Sheet2.D22:Sheet2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512821">
                <text:p>0.512821</text:p>
              </table:table-cell>
              <table:table-cell office:value-type="float" office:value="17">
                <text:p>17</text:p>
              </table:table-cell>
              <table:table-cell office:value-type="float" office:value="0.769231">
                <text:p>0.769231</text:p>
              </table:table-cell>
              <table:table-cell office:value-type="float" office:value="17">
                <text:p>17</text:p>
              </table:table-cell>
              <table:table-cell office:value-type="float" office:value="0.25641">
                <text:p>0.2564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9.6734">
                <text:p>19.6734</text:p>
              </table:table-cell>
              <table:table-cell office:value-type="float" office:value="34">
                <text:p>34</text:p>
              </table:table-cell>
              <table:table-cell office:value-type="float" office:value="18.7947">
                <text:p>18.7947</text:p>
              </table:table-cell>
              <table:table-cell office:value-type="float" office:value="34">
                <text:p>34</text:p>
              </table:table-cell>
              <table:table-cell office:value-type="float" office:value="18.4603">
                <text:p>18.4603</text:p>
              </table:table-cell>
              <table:table-cell office:value-type="float" office:value="34">
                <text:p>34</text:p>
              </table:table-cell>
              <table:table-cell office:value-type="float" office:value="16.3841">
                <text:p>16.38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">
                <text:p>39</text:p>
              </table:table-cell>
              <table:table-cell office:value-type="float" office:value="17.8758">
                <text:p>17.8758</text:p>
              </table:table-cell>
              <table:table-cell office:value-type="float" office:value="39">
                <text:p>39</text:p>
              </table:table-cell>
              <table:table-cell office:value-type="float" office:value="15.3464">
                <text:p>15.3464</text:p>
              </table:table-cell>
              <table:table-cell office:value-type="float" office:value="39">
                <text:p>39</text:p>
              </table:table-cell>
              <table:table-cell office:value-type="float" office:value="15.3333">
                <text:p>15.3333</text:p>
              </table:table-cell>
              <table:table-cell office:value-type="float" office:value="39">
                <text:p>39</text:p>
              </table:table-cell>
              <table:table-cell office:value-type="float" office:value="12.8824">
                <text:p>12.88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">
                <text:p>43</text:p>
              </table:table-cell>
              <table:table-cell office:value-type="float" office:value="0.660142">
                <text:p>0.660142</text:p>
              </table:table-cell>
              <table:table-cell office:value-type="float" office:value="43">
                <text:p>43</text:p>
              </table:table-cell>
              <table:table-cell office:value-type="float" office:value="0.464413">
                <text:p>0.464413</text:p>
              </table:table-cell>
              <table:table-cell office:value-type="float" office:value="43">
                <text:p>43</text:p>
              </table:table-cell>
              <table:table-cell office:value-type="float" office:value="0.492883">
                <text:p>0.492883</text:p>
              </table:table-cell>
              <table:table-cell office:value-type="float" office:value="43">
                <text:p>43</text:p>
              </table:table-cell>
              <table:table-cell office:value-type="float" office:value="0.382562">
                <text:p>0.382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">
                <text:p>53</text:p>
              </table:table-cell>
              <table:table-cell office:value-type="float" office:value="27.5844">
                <text:p>27.5844</text:p>
              </table:table-cell>
              <table:table-cell office:value-type="float" office:value="53">
                <text:p>53</text:p>
              </table:table-cell>
              <table:table-cell office:value-type="float" office:value="24.3997">
                <text:p>24.3997</text:p>
              </table:table-cell>
              <table:table-cell office:value-type="float" office:value="53">
                <text:p>53</text:p>
              </table:table-cell>
              <table:table-cell office:value-type="float" office:value="18.6662">
                <text:p>18.6662</text:p>
              </table:table-cell>
              <table:table-cell office:value-type="float" office:value="53">
                <text:p>53</text:p>
              </table:table-cell>
              <table:table-cell office:value-type="float" office:value="15.2252">
                <text:p>15.22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37.2703">
                <text:p>37.2703</text:p>
              </table:table-cell>
              <table:table-cell office:value-type="float" office:value="65">
                <text:p>65</text:p>
              </table:table-cell>
              <table:table-cell office:value-type="float" office:value="27.0473">
                <text:p>27.0473</text:p>
              </table:table-cell>
              <table:table-cell office:value-type="float" office:value="65">
                <text:p>65</text:p>
              </table:table-cell>
              <table:table-cell office:value-type="float" office:value="22.2784">
                <text:p>22.2784</text:p>
              </table:table-cell>
              <table:table-cell office:value-type="float" office:value="65">
                <text:p>65</text:p>
              </table:table-cell>
              <table:table-cell office:value-type="float" office:value="21.1474">
                <text:p>21.1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  <table:table-cell office:value-type="float" office:value="42.0718">
                <text:p>42.0718</text:p>
              </table:table-cell>
              <table:table-cell office:value-type="float" office:value="71">
                <text:p>71</text:p>
              </table:table-cell>
              <table:table-cell office:value-type="float" office:value="31.2205">
                <text:p>31.2205</text:p>
              </table:table-cell>
              <table:table-cell office:value-type="float" office:value="71">
                <text:p>71</text:p>
              </table:table-cell>
              <table:table-cell office:value-type="float" office:value="27.0513">
                <text:p>27.0513</text:p>
              </table:table-cell>
              <table:table-cell office:value-type="float" office:value="71">
                <text:p>71</text:p>
              </table:table-cell>
              <table:table-cell office:value-type="float" office:value="21.6462">
                <text:p>21.6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2.25899">
                <text:p>2.25899</text:p>
              </table:table-cell>
              <table:table-cell office:value-type="float" office:value="17">
                <text:p>17</text:p>
              </table:table-cell>
              <table:table-cell office:value-type="float" office:value="2.89688">
                <text:p>2.89688</text:p>
              </table:table-cell>
              <table:table-cell office:value-type="float" office:value="17">
                <text:p>17</text:p>
              </table:table-cell>
              <table:table-cell office:value-type="float" office:value="1.70264">
                <text:p>1.70264</text:p>
              </table:table-cell>
              <table:table-cell office:value-type="float" office:value="17">
                <text:p>17</text:p>
              </table:table-cell>
              <table:table-cell office:value-type="float" office:value="1.00719">
                <text:p>1.00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7.58035">
                <text:p>7.58035</text:p>
              </table:table-cell>
              <table:table-cell office:value-type="float" office:value="21">
                <text:p>21</text:p>
              </table:table-cell>
              <table:table-cell office:value-type="float" office:value="9.59365">
                <text:p>9.59365</text:p>
              </table:table-cell>
              <table:table-cell office:value-type="float" office:value="21">
                <text:p>21</text:p>
              </table:table-cell>
              <table:table-cell office:value-type="float" office:value="5.6003">
                <text:p>5.6003</text:p>
              </table:table-cell>
              <table:table-cell office:value-type="float" office:value="21">
                <text:p>21</text:p>
              </table:table-cell>
              <table:table-cell office:value-type="float" office:value="4.54747">
                <text:p>4.54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9.47826">
                <text:p>9.47826</text:p>
              </table:table-cell>
              <table:table-cell office:value-type="float" office:value="29">
                <text:p>29</text:p>
              </table:table-cell>
              <table:table-cell office:value-type="float" office:value="5.11801">
                <text:p>5.11801</text:p>
              </table:table-cell>
              <table:table-cell office:value-type="float" office:value="29">
                <text:p>29</text:p>
              </table:table-cell>
              <table:table-cell office:value-type="float" office:value="9.75776">
                <text:p>9.75776</text:p>
              </table:table-cell>
              <table:table-cell office:value-type="float" office:value="29">
                <text:p>29</text:p>
              </table:table-cell>
              <table:table-cell office:value-type="float" office:value="5.68323">
                <text:p>5.683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17.2389">
                <text:p>17.2389</text:p>
              </table:table-cell>
              <table:table-cell office:value-type="float" office:value="42">
                <text:p>42</text:p>
              </table:table-cell>
              <table:table-cell office:value-type="float" office:value="10.1574">
                <text:p>10.1574</text:p>
              </table:table-cell>
              <table:table-cell office:value-type="float" office:value="42">
                <text:p>42</text:p>
              </table:table-cell>
              <table:table-cell office:value-type="float" office:value="11.8741">
                <text:p>11.8741</text:p>
              </table:table-cell>
              <table:table-cell office:value-type="float" office:value="42">
                <text:p>42</text:p>
              </table:table-cell>
              <table:table-cell office:value-type="float" office:value="10.3386">
                <text:p>10.3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">
                <text:p>52</text:p>
              </table:table-cell>
              <table:table-cell office:value-type="float" office:value="17.8653">
                <text:p>17.8653</text:p>
              </table:table-cell>
              <table:table-cell office:value-type="float" office:value="52">
                <text:p>52</text:p>
              </table:table-cell>
              <table:table-cell office:value-type="float" office:value="15.3872">
                <text:p>15.3872</text:p>
              </table:table-cell>
              <table:table-cell office:value-type="float" office:value="52">
                <text:p>52</text:p>
              </table:table-cell>
              <table:table-cell office:value-type="float" office:value="8.48184">
                <text:p>8.48184</text:p>
              </table:table-cell>
              <table:table-cell office:value-type="float" office:value="52">
                <text:p>52</text:p>
              </table:table-cell>
              <table:table-cell office:value-type="float" office:value="9.49615">
                <text:p>9.49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18.1095">
                <text:p>18.1095</text:p>
              </table:table-cell>
              <table:table-cell office:value-type="float" office:value="58">
                <text:p>58</text:p>
              </table:table-cell>
              <table:table-cell office:value-type="float" office:value="10.2158">
                <text:p>10.2158</text:p>
              </table:table-cell>
              <table:table-cell office:value-type="float" office:value="58">
                <text:p>58</text:p>
              </table:table-cell>
              <table:table-cell office:value-type="float" office:value="9.57393">
                <text:p>9.57393</text:p>
              </table:table-cell>
              <table:table-cell office:value-type="float" office:value="58">
                <text:p>58</text:p>
              </table:table-cell>
              <table:table-cell office:value-type="float" office:value="10.7068">
                <text:p>10.7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7.1704">
                <text:p>27.1704</text:p>
              </table:table-cell>
              <table:table-cell office:value-type="float" office:value="70">
                <text:p>70</text:p>
              </table:table-cell>
              <table:table-cell office:value-type="float" office:value="15.9407">
                <text:p>15.9407</text:p>
              </table:table-cell>
              <table:table-cell office:value-type="float" office:value="70">
                <text:p>70</text:p>
              </table:table-cell>
              <table:table-cell office:value-type="float" office:value="14.7111">
                <text:p>14.7111</text:p>
              </table:table-cell>
              <table:table-cell office:value-type="float" office:value="70">
                <text:p>70</text:p>
              </table:table-cell>
              <table:table-cell office:value-type="float" office:value="12.0741">
                <text:p>12.07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24.0335">
                <text:p>24.0335</text:p>
              </table:table-cell>
              <table:table-cell office:value-type="float" office:value="76">
                <text:p>76</text:p>
              </table:table-cell>
              <table:table-cell office:value-type="float" office:value="13.0297">
                <text:p>13.0297</text:p>
              </table:table-cell>
              <table:table-cell office:value-type="float" office:value="76">
                <text:p>76</text:p>
              </table:table-cell>
              <table:table-cell office:value-type="float" office:value="13.6617">
                <text:p>13.6617</text:p>
              </table:table-cell>
              <table:table-cell office:value-type="float" office:value="76">
                <text:p>76</text:p>
              </table:table-cell>
              <table:table-cell office:value-type="float" office:value="10.948">
                <text:p>10.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